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46cm"/>
    </style:style>
    <style:style style:name="co2" style:family="table-column">
      <style:table-column-properties fo:break-before="auto" style:column-width="1.222cm"/>
    </style:style>
    <style:style style:name="co3" style:family="table-column">
      <style:table-column-properties fo:break-before="auto" style:column-width="0.875cm"/>
    </style:style>
    <style:style style:name="co4" style:family="table-column">
      <style:table-column-properties fo:break-before="auto" style:column-width="0.508cm"/>
    </style:style>
    <style:style style:name="co5" style:family="table-column">
      <style:table-column-properties fo:break-before="auto" style:column-width="0.483cm"/>
    </style:style>
    <style:style style:name="co6" style:family="table-column">
      <style:table-column-properties fo:break-before="auto" style:column-width="1.662cm"/>
    </style:style>
    <style:style style:name="co7" style:family="table-column">
      <style:table-column-properties fo:break-before="auto" style:column-width="0.905cm"/>
    </style:style>
    <style:style style:name="co8" style:family="table-column">
      <style:table-column-properties fo:break-before="auto" style:column-width="1.528cm"/>
    </style:style>
    <style:style style:name="co9" style:family="table-column">
      <style:table-column-properties fo:break-before="auto" style:column-width="1.60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92cm"/>
    </style:style>
    <style:style style:name="co12" style:family="table-column">
      <style:table-column-properties fo:break-before="auto" style:column-width="4.06cm"/>
    </style:style>
    <style:style style:name="co13" style:family="table-column">
      <style:table-column-properties fo:break-before="auto" style:column-width="0.688cm"/>
    </style:style>
    <style:style style:name="ro1" style:family="table-row">
      <style:table-row-properties style:row-height="0.86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98cm" fo:break-before="auto" style:use-optimal-row-height="true"/>
    </style:style>
    <style:style style:name="ro4" style:family="table-row">
      <style:table-row-properties style:row-height="20.2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</style:style>
    <style:style style:name="ce1" style:family="table-cell" style:parent-style-name="Default">
      <style:table-cell-properties fo:wrap-option="wrap"/>
      <style:text-properties fo:font-size="7pt" style:font-size-asian="7pt" style:font-size-complex="7pt"/>
    </style:style>
    <style:style style:name="ce2" style:family="table-cell" style:parent-style-name="Default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vow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number-columns-repeated="5" table:default-cell-style-name="ce1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row table:style-name="ro1">
          <table:table-cell/>
          <table:table-cell table:style-name="ce3" office:value-type="string" calcext:value-type="string">
            <text:p/>
            <text:p>+ [T_</text:p>
          </table:table-cell>
          <table:table-cell/>
          <table:table-cell office:value-type="string" calcext:value-type="string">
            <text:p>̀</text:p>
          </table:table-cell>
          <table:table-cell office:value-type="string" calcext:value-type="string">
            <text:p>̄</text:p>
          </table:table-cell>
          <table:table-cell office:value-type="string" calcext:value-type="string">
            <text:p>́</text:p>
          </table:table-cell>
          <table:table-cell office:value-type="string" calcext:value-type="string">
            <text:p>̋</text:p>
          </table:table-cell>
          <table:table-cell office:value-type="string" calcext:value-type="string">
            <text:p>̏</text:p>
          </table:table-cell>
          <table:table-cell table:number-columns-repeated="9"/>
          <table:table-cell office:value-type="string" calcext:value-type="string">
            <text:p>CSS selectors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end</text:p>
          </table:table-cell>
          <table:table-cell/>
        </table:table-row>
        <table:table-row table:style-name="ro2">
          <table:table-cell office:value-type="string" calcext:value-type="string">
            <text:p>vowel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_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vowels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3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formula="of:=[.$A3]&amp;[.D$1]" office:value-type="string" office:string-value="ì" calcext:value-type="string">
            <text:p>ì</text:p>
          </table:table-cell>
          <table:table-cell table:formula="of:=[.$A3]&amp;[.E$1]" office:value-type="string" office:string-value="ī" calcext:value-type="string">
            <text:p>ī</text:p>
          </table:table-cell>
          <table:table-cell table:formula="of:=[.$A3]&amp;[.F$1]" office:value-type="string" office:string-value="í" calcext:value-type="string">
            <text:p>í</text:p>
          </table:table-cell>
          <table:table-cell table:formula="of:=[.$A3]&amp;[.G$1]" office:value-type="string" office:string-value="i̋" calcext:value-type="string">
            <text:p>i̋</text:p>
          </table:table-cell>
          <table:table-cell table:formula="of:=[.$A3]&amp;[.H$1]" office:value-type="string" office:string-value="ȉ" calcext:value-type="string">
            <text:p>ȉ</text:p>
          </table:table-cell>
          <table:table-cell table:formula="of:=[.$B$1]&amp;[.$B3]&amp;&quot;_&quot;&amp;[.D$2]&amp;&quot;] &gt; '&quot;&amp;[.$A3]&amp;&quot;' U_&quot;&amp;DEC2HEX(UNICODE([.D$1]);4)" office:value-type="string" office:string-value="&#10;+ [T_i_1] &gt; 'i' U_0300" calcext:value-type="string">
            <text:p/>
            <text:p>+ [T_i_1] &gt; 'i' U_0300</text:p>
          </table:table-cell>
          <table:table-cell table:formula="of:=[.$B$1]&amp;[.$B3]&amp;&quot;_&quot;&amp;[.E$2]&amp;&quot;] &gt; '&quot;&amp;[.$A3]&amp;&quot;' U_&quot;&amp;DEC2HEX(UNICODE([.E$1]);4)" office:value-type="string" office:string-value="&#10;+ [T_i_2] &gt; 'i' U_0304" calcext:value-type="string">
            <text:p/>
            <text:p>+ [T_i_2] &gt; 'i' U_0304</text:p>
          </table:table-cell>
          <table:table-cell table:formula="of:=[.$B$1]&amp;[.$B3]&amp;&quot;_&quot;&amp;[.F$2]&amp;&quot;] &gt; '&quot;&amp;[.$A3]&amp;&quot;' U_&quot;&amp;DEC2HEX(UNICODE([.F$1]);4)" office:value-type="string" office:string-value="&#10;+ [T_i_3] &gt; 'i' U_0301" calcext:value-type="string">
            <text:p/>
            <text:p>+ [T_i_3] &gt; 'i' U_0301</text:p>
          </table:table-cell>
          <table:table-cell table:formula="of:=[.$B$1]&amp;[.$B3]&amp;&quot;_&quot;&amp;[.G$2]&amp;&quot;] &gt; '&quot;&amp;[.$A3]&amp;&quot;' U_&quot;&amp;DEC2HEX(UNICODE([.G$1]);4)" office:value-type="string" office:string-value="&#10;+ [T_i_4] &gt; 'i' U_030B" calcext:value-type="string">
            <text:p/>
            <text:p>+ [T_i_4] &gt; 'i' U_030B</text:p>
          </table:table-cell>
          <table:table-cell table:formula="of:=[.$B$1]&amp;[.$B3]&amp;&quot;_&quot;&amp;[.H$2]&amp;&quot;] &gt; '&quot;&amp;[.$A3]&amp;&quot;' U_&quot;&amp;DEC2HEX(UNICODE([.H$1]);4)" office:value-type="string" office:string-value="&#10;+ [T_i_0] &gt; 'i' U_030F" calcext:value-type="string">
            <text:p/>
            <text:p>+ [T_i_0] &gt; 'i' U_030F</text:p>
          </table:table-cell>
          <table:table-cell office:value-type="string" calcext:value-type="string">
            <text:p>u</text:p>
          </table:table-cell>
          <table:table-cell table:formula="of:=IF([.$N3]=[.O$2];COM.MICROSOFT.TEXTJOIN(&quot;, &quot;;1;[.$R3:.$W3]);&quot;&quot;)">
            <text:p/>
          </table:table-cell>
          <table:table-cell table:formula="of:=IF([.$N3]=[.P$2];COM.MICROSOFT.TEXTJOIN(&quot;, &quot;;1;[.$R3:.$W3]);&quot;&quot;)" office:value-type="string" office:string-value="#default-K_I, #vowels-K_I" calcext:value-type="string">
            <text:p>#default-K_I, #vowels-K_I</text:p>
          </table:table-cell>
          <table:table-cell table:formula="of:=IF([.C3]=&quot;&quot;;&quot;U_&quot;&amp;DEC2HEX(UNICODE([.A3]);4);&quot;K_&quot;&amp;[.C3])" office:value-type="string" office:string-value="K_I" calcext:value-type="string">
            <text:p>K_I</text:p>
          </table:table-cell>
          <table:table-cell table:formula="of:=[.$T$1]&amp;[.R$2]&amp;&quot;-&quot;&amp;[.$Q3]&amp;[.$V$1]" office:value-type="string" office:string-value="#default-K_I" calcext:value-type="string">
            <text:p>#default-K_I</text:p>
          </table:table-cell>
          <table:table-cell table:formula="of:=[.$T$1]&amp;[.S$2]&amp;&quot;-&quot;&amp;[.$Q3]&amp;[.$V$1]" office:value-type="string" office:string-value="#vowels-K_I" calcext:value-type="string">
            <text:p>#vowels-K_I</text:p>
          </table:table-cell>
          <table:table-cell table:number-columns-repeated="3"/>
        </table:table-row>
        <table:table-row table:style-name="ro3"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[.$A4]&amp;[.D$1]" office:value-type="string" office:string-value="ỳ" calcext:value-type="string">
            <text:p>ỳ</text:p>
          </table:table-cell>
          <table:table-cell table:formula="of:=[.$A4]&amp;[.E$1]" office:value-type="string" office:string-value="ȳ" calcext:value-type="string">
            <text:p>ȳ</text:p>
          </table:table-cell>
          <table:table-cell table:formula="of:=[.$A4]&amp;[.F$1]" office:value-type="string" office:string-value="ý" calcext:value-type="string">
            <text:p>ý</text:p>
          </table:table-cell>
          <table:table-cell table:formula="of:=[.$A4]&amp;[.G$1]" office:value-type="string" office:string-value="y̋" calcext:value-type="string">
            <text:p>y̋</text:p>
          </table:table-cell>
          <table:table-cell table:formula="of:=[.$A4]&amp;[.H$1]" office:value-type="string" office:string-value="y̏" calcext:value-type="string">
            <text:p>y̏</text:p>
          </table:table-cell>
          <table:table-cell table:formula="of:=[.$B$1]&amp;[.$B4]&amp;&quot;_&quot;&amp;[.D$2]&amp;&quot;] &gt; '&quot;&amp;[.$A4]&amp;&quot;' U_&quot;&amp;DEC2HEX(UNICODE([.D$1]);4)" office:value-type="string" office:string-value="&#10;+ [T_y_1] &gt; 'y' U_0300" calcext:value-type="string">
            <text:p/>
            <text:p>+ [T_y_1] &gt; 'y' U_0300</text:p>
          </table:table-cell>
          <table:table-cell table:formula="of:=[.$B$1]&amp;[.$B4]&amp;&quot;_&quot;&amp;[.E$2]&amp;&quot;] &gt; '&quot;&amp;[.$A4]&amp;&quot;' U_&quot;&amp;DEC2HEX(UNICODE([.E$1]);4)" office:value-type="string" office:string-value="&#10;+ [T_y_2] &gt; 'y' U_0304" calcext:value-type="string">
            <text:p/>
            <text:p>+ [T_y_2] &gt; 'y' U_0304</text:p>
          </table:table-cell>
          <table:table-cell table:formula="of:=[.$B$1]&amp;[.$B4]&amp;&quot;_&quot;&amp;[.F$2]&amp;&quot;] &gt; '&quot;&amp;[.$A4]&amp;&quot;' U_&quot;&amp;DEC2HEX(UNICODE([.F$1]);4)" office:value-type="string" office:string-value="&#10;+ [T_y_3] &gt; 'y' U_0301" calcext:value-type="string">
            <text:p/>
            <text:p>+ [T_y_3] &gt; 'y' U_0301</text:p>
          </table:table-cell>
          <table:table-cell table:formula="of:=[.$B$1]&amp;[.$B4]&amp;&quot;_&quot;&amp;[.G$2]&amp;&quot;] &gt; '&quot;&amp;[.$A4]&amp;&quot;' U_&quot;&amp;DEC2HEX(UNICODE([.G$1]);4)" office:value-type="string" office:string-value="&#10;+ [T_y_4] &gt; 'y' U_030B" calcext:value-type="string">
            <text:p/>
            <text:p>+ [T_y_4] &gt; 'y' U_030B</text:p>
          </table:table-cell>
          <table:table-cell table:formula="of:=[.$B$1]&amp;[.$B4]&amp;&quot;_&quot;&amp;[.H$2]&amp;&quot;] &gt; '&quot;&amp;[.$A4]&amp;&quot;' U_&quot;&amp;DEC2HEX(UNICODE([.H$1]);4)" office:value-type="string" office:string-value="&#10;+ [T_y_0] &gt; 'y' U_030F" calcext:value-type="string">
            <text:p/>
            <text:p>+ [T_y_0] &gt; 'y' U_030F</text:p>
          </table:table-cell>
          <table:table-cell office:value-type="string" calcext:value-type="string">
            <text:p>r</text:p>
          </table:table-cell>
          <table:table-cell table:formula="of:=IF([.$N4]=[.O$2];COM.MICROSOFT.TEXTJOIN(&quot;, &quot;;1;[.$R4:.$W4]);&quot;&quot;)" office:value-type="string" office:string-value="#default-K_Y, #vowels-K_Y" calcext:value-type="string">
            <text:p>#default-K_Y, #vowels-K_Y</text:p>
          </table:table-cell>
          <table:table-cell table:formula="of:=IF([.$N4]=[.P$2];COM.MICROSOFT.TEXTJOIN(&quot;, &quot;;1;[.$R4:.$W4]);&quot;&quot;)">
            <text:p/>
          </table:table-cell>
          <table:table-cell table:formula="of:=IF([.C4]=&quot;&quot;;&quot;U_&quot;&amp;DEC2HEX(UNICODE([.A4]);4);&quot;K_&quot;&amp;[.C4])" office:value-type="string" office:string-value="K_Y" calcext:value-type="string">
            <text:p>K_Y</text:p>
          </table:table-cell>
          <table:table-cell table:formula="of:=[.$T$1]&amp;[.R$2]&amp;&quot;-&quot;&amp;[.$Q4]&amp;[.$V$1]" office:value-type="string" office:string-value="#default-K_Y" calcext:value-type="string">
            <text:p>#default-K_Y</text:p>
          </table:table-cell>
          <table:table-cell table:formula="of:=[.$T$1]&amp;[.S$2]&amp;&quot;-&quot;&amp;[.$Q4]&amp;[.$V$1]" office:value-type="string" office:string-value="#vowels-K_Y" calcext:value-type="string">
            <text:p>#vowels-K_Y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ɪ</text:p>
          </table:table-cell>
          <table:table-cell office:value-type="string" calcext:value-type="string">
            <text:p>i1c</text:p>
          </table:table-cell>
          <table:table-cell/>
          <table:table-cell table:formula="of:=[.$A5]&amp;[.D$1]" office:value-type="string" office:string-value="ɪ̀" calcext:value-type="string">
            <text:p>ɪ̀</text:p>
          </table:table-cell>
          <table:table-cell table:formula="of:=[.$A5]&amp;[.E$1]" office:value-type="string" office:string-value="ɪ̄" calcext:value-type="string">
            <text:p>ɪ̄</text:p>
          </table:table-cell>
          <table:table-cell table:formula="of:=[.$A5]&amp;[.F$1]" office:value-type="string" office:string-value="ɪ́" calcext:value-type="string">
            <text:p>ɪ́</text:p>
          </table:table-cell>
          <table:table-cell table:formula="of:=[.$A5]&amp;[.G$1]" office:value-type="string" office:string-value="ɪ̋" calcext:value-type="string">
            <text:p>ɪ̋</text:p>
          </table:table-cell>
          <table:table-cell table:formula="of:=[.$A5]&amp;[.H$1]" office:value-type="string" office:string-value="ɪ̏" calcext:value-type="string">
            <text:p>ɪ̏</text:p>
          </table:table-cell>
          <table:table-cell table:formula="of:=[.$B$1]&amp;[.$B5]&amp;&quot;_&quot;&amp;[.D$2]&amp;&quot;] &gt; '&quot;&amp;[.$A5]&amp;&quot;' U_&quot;&amp;DEC2HEX(UNICODE([.D$1]);4)" office:value-type="string" office:string-value="&#10;+ [T_i1c_1] &gt; 'ɪ' U_0300" calcext:value-type="string">
            <text:p/>
            <text:p>+ [T_i1c_1] &gt; 'ɪ' U_0300</text:p>
          </table:table-cell>
          <table:table-cell table:formula="of:=[.$B$1]&amp;[.$B5]&amp;&quot;_&quot;&amp;[.E$2]&amp;&quot;] &gt; '&quot;&amp;[.$A5]&amp;&quot;' U_&quot;&amp;DEC2HEX(UNICODE([.E$1]);4)" office:value-type="string" office:string-value="&#10;+ [T_i1c_2] &gt; 'ɪ' U_0304" calcext:value-type="string">
            <text:p/>
            <text:p>+ [T_i1c_2] &gt; 'ɪ' U_0304</text:p>
          </table:table-cell>
          <table:table-cell table:formula="of:=[.$B$1]&amp;[.$B5]&amp;&quot;_&quot;&amp;[.F$2]&amp;&quot;] &gt; '&quot;&amp;[.$A5]&amp;&quot;' U_&quot;&amp;DEC2HEX(UNICODE([.F$1]);4)" office:value-type="string" office:string-value="&#10;+ [T_i1c_3] &gt; 'ɪ' U_0301" calcext:value-type="string">
            <text:p/>
            <text:p>+ [T_i1c_3] &gt; 'ɪ' U_0301</text:p>
          </table:table-cell>
          <table:table-cell table:formula="of:=[.$B$1]&amp;[.$B5]&amp;&quot;_&quot;&amp;[.G$2]&amp;&quot;] &gt; '&quot;&amp;[.$A5]&amp;&quot;' U_&quot;&amp;DEC2HEX(UNICODE([.G$1]);4)" office:value-type="string" office:string-value="&#10;+ [T_i1c_4] &gt; 'ɪ' U_030B" calcext:value-type="string">
            <text:p/>
            <text:p>+ [T_i1c_4] &gt; 'ɪ' U_030B</text:p>
          </table:table-cell>
          <table:table-cell table:formula="of:=[.$B$1]&amp;[.$B5]&amp;&quot;_&quot;&amp;[.H$2]&amp;&quot;] &gt; '&quot;&amp;[.$A5]&amp;&quot;' U_&quot;&amp;DEC2HEX(UNICODE([.H$1]);4)" office:value-type="string" office:string-value="&#10;+ [T_i1c_0] &gt; 'ɪ' U_030F" calcext:value-type="string">
            <text:p/>
            <text:p>+ [T_i1c_0] &gt; 'ɪ' U_030F</text:p>
          </table:table-cell>
          <table:table-cell office:value-type="string" calcext:value-type="string">
            <text:p>u</text:p>
          </table:table-cell>
          <table:table-cell table:formula="of:=IF([.$N5]=[.O$2];COM.MICROSOFT.TEXTJOIN(&quot;, &quot;;1;[.$R5:.$W5]);&quot;&quot;)">
            <text:p/>
          </table:table-cell>
          <table:table-cell table:formula="of:=IF([.$N5]=[.P$2];COM.MICROSOFT.TEXTJOIN(&quot;, &quot;;1;[.$R5:.$W5]);&quot;&quot;)" office:value-type="string" office:string-value="#default-U_026A, #vowels-U_026A" calcext:value-type="string">
            <text:p>#default-U_026A, #vowels-U_026A</text:p>
          </table:table-cell>
          <table:table-cell table:formula="of:=IF([.C5]=&quot;&quot;;&quot;U_&quot;&amp;DEC2HEX(UNICODE([.A5]);4);&quot;K_&quot;&amp;[.C5])" office:value-type="string" office:string-value="U_026A" calcext:value-type="string">
            <text:p>U_026A</text:p>
          </table:table-cell>
          <table:table-cell table:formula="of:=[.$T$1]&amp;[.R$2]&amp;&quot;-&quot;&amp;[.$Q5]&amp;[.$V$1]" office:value-type="string" office:string-value="#default-U_026A" calcext:value-type="string">
            <text:p>#default-U_026A</text:p>
          </table:table-cell>
          <table:table-cell table:formula="of:=[.$T$1]&amp;[.S$2]&amp;&quot;-&quot;&amp;[.$Q5]&amp;[.$V$1]" office:value-type="string" office:string-value="#vowels-U_026A" calcext:value-type="string">
            <text:p>#vowels-U_026A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ʏ</text:p>
          </table:table-cell>
          <table:table-cell office:value-type="string" calcext:value-type="string">
            <text:p>y1c</text:p>
          </table:table-cell>
          <table:table-cell/>
          <table:table-cell table:formula="of:=[.$A6]&amp;[.D$1]" office:value-type="string" office:string-value="ʏ̀" calcext:value-type="string">
            <text:p>ʏ̀</text:p>
          </table:table-cell>
          <table:table-cell table:formula="of:=[.$A6]&amp;[.E$1]" office:value-type="string" office:string-value="ʏ̄" calcext:value-type="string">
            <text:p>ʏ̄</text:p>
          </table:table-cell>
          <table:table-cell table:formula="of:=[.$A6]&amp;[.F$1]" office:value-type="string" office:string-value="ʏ́" calcext:value-type="string">
            <text:p>ʏ́</text:p>
          </table:table-cell>
          <table:table-cell table:formula="of:=[.$A6]&amp;[.G$1]" office:value-type="string" office:string-value="ʏ̋" calcext:value-type="string">
            <text:p>ʏ̋</text:p>
          </table:table-cell>
          <table:table-cell table:formula="of:=[.$A6]&amp;[.H$1]" office:value-type="string" office:string-value="ʏ̏" calcext:value-type="string">
            <text:p>ʏ̏</text:p>
          </table:table-cell>
          <table:table-cell table:formula="of:=[.$B$1]&amp;[.$B6]&amp;&quot;_&quot;&amp;[.D$2]&amp;&quot;] &gt; '&quot;&amp;[.$A6]&amp;&quot;' U_&quot;&amp;DEC2HEX(UNICODE([.D$1]);4)" office:value-type="string" office:string-value="&#10;+ [T_y1c_1] &gt; 'ʏ' U_0300" calcext:value-type="string">
            <text:p/>
            <text:p>+ [T_y1c_1] &gt; 'ʏ' U_0300</text:p>
          </table:table-cell>
          <table:table-cell table:formula="of:=[.$B$1]&amp;[.$B6]&amp;&quot;_&quot;&amp;[.E$2]&amp;&quot;] &gt; '&quot;&amp;[.$A6]&amp;&quot;' U_&quot;&amp;DEC2HEX(UNICODE([.E$1]);4)" office:value-type="string" office:string-value="&#10;+ [T_y1c_2] &gt; 'ʏ' U_0304" calcext:value-type="string">
            <text:p/>
            <text:p>+ [T_y1c_2] &gt; 'ʏ' U_0304</text:p>
          </table:table-cell>
          <table:table-cell table:formula="of:=[.$B$1]&amp;[.$B6]&amp;&quot;_&quot;&amp;[.F$2]&amp;&quot;] &gt; '&quot;&amp;[.$A6]&amp;&quot;' U_&quot;&amp;DEC2HEX(UNICODE([.F$1]);4)" office:value-type="string" office:string-value="&#10;+ [T_y1c_3] &gt; 'ʏ' U_0301" calcext:value-type="string">
            <text:p/>
            <text:p>+ [T_y1c_3] &gt; 'ʏ' U_0301</text:p>
          </table:table-cell>
          <table:table-cell table:formula="of:=[.$B$1]&amp;[.$B6]&amp;&quot;_&quot;&amp;[.G$2]&amp;&quot;] &gt; '&quot;&amp;[.$A6]&amp;&quot;' U_&quot;&amp;DEC2HEX(UNICODE([.G$1]);4)" office:value-type="string" office:string-value="&#10;+ [T_y1c_4] &gt; 'ʏ' U_030B" calcext:value-type="string">
            <text:p/>
            <text:p>+ [T_y1c_4] &gt; 'ʏ' U_030B</text:p>
          </table:table-cell>
          <table:table-cell table:formula="of:=[.$B$1]&amp;[.$B6]&amp;&quot;_&quot;&amp;[.H$2]&amp;&quot;] &gt; '&quot;&amp;[.$A6]&amp;&quot;' U_&quot;&amp;DEC2HEX(UNICODE([.H$1]);4)" office:value-type="string" office:string-value="&#10;+ [T_y1c_0] &gt; 'ʏ' U_030F" calcext:value-type="string">
            <text:p/>
            <text:p>+ [T_y1c_0] &gt; 'ʏ' U_030F</text:p>
          </table:table-cell>
          <table:table-cell office:value-type="string" calcext:value-type="string">
            <text:p>r</text:p>
          </table:table-cell>
          <table:table-cell table:formula="of:=IF([.$N6]=[.O$2];COM.MICROSOFT.TEXTJOIN(&quot;, &quot;;1;[.$R6:.$W6]);&quot;&quot;)" office:value-type="string" office:string-value="#default-U_028F, #vowels-U_028F" calcext:value-type="string">
            <text:p>#default-U_028F, #vowels-U_028F</text:p>
          </table:table-cell>
          <table:table-cell table:formula="of:=IF([.$N6]=[.P$2];COM.MICROSOFT.TEXTJOIN(&quot;, &quot;;1;[.$R6:.$W6]);&quot;&quot;)">
            <text:p/>
          </table:table-cell>
          <table:table-cell table:formula="of:=IF([.C6]=&quot;&quot;;&quot;U_&quot;&amp;DEC2HEX(UNICODE([.A6]);4);&quot;K_&quot;&amp;[.C6])" office:value-type="string" office:string-value="U_028F" calcext:value-type="string">
            <text:p>U_028F</text:p>
          </table:table-cell>
          <table:table-cell table:formula="of:=[.$T$1]&amp;[.R$2]&amp;&quot;-&quot;&amp;[.$Q6]&amp;[.$V$1]" office:value-type="string" office:string-value="#default-U_028F" calcext:value-type="string">
            <text:p>#default-U_028F</text:p>
          </table:table-cell>
          <table:table-cell table:formula="of:=[.$T$1]&amp;[.S$2]&amp;&quot;-&quot;&amp;[.$Q6]&amp;[.$V$1]" office:value-type="string" office:string-value="#vowels-U_028F" calcext:value-type="string">
            <text:p>#vowels-U_028F</text:p>
          </table:table-cell>
          <table:table-cell table:number-columns-repeated="3"/>
        </table:table-row>
        <table:table-row table:style-name="ro3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table:formula="of:=[.$A7]&amp;[.D$1]" office:value-type="string" office:string-value="è" calcext:value-type="string">
            <text:p>è</text:p>
          </table:table-cell>
          <table:table-cell table:formula="of:=[.$A7]&amp;[.E$1]" office:value-type="string" office:string-value="ē" calcext:value-type="string">
            <text:p>ē</text:p>
          </table:table-cell>
          <table:table-cell table:formula="of:=[.$A7]&amp;[.F$1]" office:value-type="string" office:string-value="é" calcext:value-type="string">
            <text:p>é</text:p>
          </table:table-cell>
          <table:table-cell table:formula="of:=[.$A7]&amp;[.G$1]" office:value-type="string" office:string-value="e̋" calcext:value-type="string">
            <text:p>e̋</text:p>
          </table:table-cell>
          <table:table-cell table:formula="of:=[.$A7]&amp;[.H$1]" office:value-type="string" office:string-value="ȅ" calcext:value-type="string">
            <text:p>ȅ</text:p>
          </table:table-cell>
          <table:table-cell table:formula="of:=[.$B$1]&amp;[.$B7]&amp;&quot;_&quot;&amp;[.D$2]&amp;&quot;] &gt; '&quot;&amp;[.$A7]&amp;&quot;' U_&quot;&amp;DEC2HEX(UNICODE([.D$1]);4)" office:value-type="string" office:string-value="&#10;+ [T_e_1] &gt; 'e' U_0300" calcext:value-type="string">
            <text:p/>
            <text:p>+ [T_e_1] &gt; 'e' U_0300</text:p>
          </table:table-cell>
          <table:table-cell table:formula="of:=[.$B$1]&amp;[.$B7]&amp;&quot;_&quot;&amp;[.E$2]&amp;&quot;] &gt; '&quot;&amp;[.$A7]&amp;&quot;' U_&quot;&amp;DEC2HEX(UNICODE([.E$1]);4)" office:value-type="string" office:string-value="&#10;+ [T_e_2] &gt; 'e' U_0304" calcext:value-type="string">
            <text:p/>
            <text:p>+ [T_e_2] &gt; 'e' U_0304</text:p>
          </table:table-cell>
          <table:table-cell table:formula="of:=[.$B$1]&amp;[.$B7]&amp;&quot;_&quot;&amp;[.F$2]&amp;&quot;] &gt; '&quot;&amp;[.$A7]&amp;&quot;' U_&quot;&amp;DEC2HEX(UNICODE([.F$1]);4)" office:value-type="string" office:string-value="&#10;+ [T_e_3] &gt; 'e' U_0301" calcext:value-type="string">
            <text:p/>
            <text:p>+ [T_e_3] &gt; 'e' U_0301</text:p>
          </table:table-cell>
          <table:table-cell table:formula="of:=[.$B$1]&amp;[.$B7]&amp;&quot;_&quot;&amp;[.G$2]&amp;&quot;] &gt; '&quot;&amp;[.$A7]&amp;&quot;' U_&quot;&amp;DEC2HEX(UNICODE([.G$1]);4)" office:value-type="string" office:string-value="&#10;+ [T_e_4] &gt; 'e' U_030B" calcext:value-type="string">
            <text:p/>
            <text:p>+ [T_e_4] &gt; 'e' U_030B</text:p>
          </table:table-cell>
          <table:table-cell table:formula="of:=[.$B$1]&amp;[.$B7]&amp;&quot;_&quot;&amp;[.H$2]&amp;&quot;] &gt; '&quot;&amp;[.$A7]&amp;&quot;' U_&quot;&amp;DEC2HEX(UNICODE([.H$1]);4)" office:value-type="string" office:string-value="&#10;+ [T_e_0] &gt; 'e' U_030F" calcext:value-type="string">
            <text:p/>
            <text:p>+ [T_e_0] &gt; 'e' U_030F</text:p>
          </table:table-cell>
          <table:table-cell office:value-type="string" calcext:value-type="string">
            <text:p>u</text:p>
          </table:table-cell>
          <table:table-cell table:formula="of:=IF([.$N7]=[.O$2];COM.MICROSOFT.TEXTJOIN(&quot;, &quot;;1;[.$R7:.$W7]);&quot;&quot;)">
            <text:p/>
          </table:table-cell>
          <table:table-cell table:formula="of:=IF([.$N7]=[.P$2];COM.MICROSOFT.TEXTJOIN(&quot;, &quot;;1;[.$R7:.$W7]);&quot;&quot;)" office:value-type="string" office:string-value="#default-K_E, #vowels-K_E" calcext:value-type="string">
            <text:p>#default-K_E, #vowels-K_E</text:p>
          </table:table-cell>
          <table:table-cell table:formula="of:=IF([.C7]=&quot;&quot;;&quot;U_&quot;&amp;DEC2HEX(UNICODE([.A7]);4);&quot;K_&quot;&amp;[.C7])" office:value-type="string" office:string-value="K_E" calcext:value-type="string">
            <text:p>K_E</text:p>
          </table:table-cell>
          <table:table-cell table:formula="of:=[.$T$1]&amp;[.R$2]&amp;&quot;-&quot;&amp;[.$Q7]&amp;[.$V$1]" office:value-type="string" office:string-value="#default-K_E" calcext:value-type="string">
            <text:p>#default-K_E</text:p>
          </table:table-cell>
          <table:table-cell table:formula="of:=[.$T$1]&amp;[.S$2]&amp;&quot;-&quot;&amp;[.$Q7]&amp;[.$V$1]" office:value-type="string" office:string-value="#vowels-K_E" calcext:value-type="string">
            <text:p>#vowels-K_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ø</text:p>
          </table:table-cell>
          <table:table-cell office:value-type="string" calcext:value-type="string">
            <text:p>o2r</text:p>
          </table:table-cell>
          <table:table-cell/>
          <table:table-cell table:formula="of:=[.$A8]&amp;[.D$1]" office:value-type="string" office:string-value="ø̀" calcext:value-type="string">
            <text:p>ø̀</text:p>
          </table:table-cell>
          <table:table-cell table:formula="of:=[.$A8]&amp;[.E$1]" office:value-type="string" office:string-value="ø̄" calcext:value-type="string">
            <text:p>ø̄</text:p>
          </table:table-cell>
          <table:table-cell table:formula="of:=[.$A8]&amp;[.F$1]" office:value-type="string" office:string-value="ǿ" calcext:value-type="string">
            <text:p>ǿ</text:p>
          </table:table-cell>
          <table:table-cell table:formula="of:=[.$A8]&amp;[.G$1]" office:value-type="string" office:string-value="ø̋" calcext:value-type="string">
            <text:p>ø̋</text:p>
          </table:table-cell>
          <table:table-cell table:formula="of:=[.$A8]&amp;[.H$1]" office:value-type="string" office:string-value="ø̏" calcext:value-type="string">
            <text:p>ø̏</text:p>
          </table:table-cell>
          <table:table-cell table:formula="of:=[.$B$1]&amp;[.$B8]&amp;&quot;_&quot;&amp;[.D$2]&amp;&quot;] &gt; '&quot;&amp;[.$A8]&amp;&quot;' U_&quot;&amp;DEC2HEX(UNICODE([.D$1]);4)" office:value-type="string" office:string-value="&#10;+ [T_o2r_1] &gt; 'ø' U_0300" calcext:value-type="string">
            <text:p/>
            <text:p>+ [T_o2r_1] &gt; 'ø' U_0300</text:p>
          </table:table-cell>
          <table:table-cell table:formula="of:=[.$B$1]&amp;[.$B8]&amp;&quot;_&quot;&amp;[.E$2]&amp;&quot;] &gt; '&quot;&amp;[.$A8]&amp;&quot;' U_&quot;&amp;DEC2HEX(UNICODE([.E$1]);4)" office:value-type="string" office:string-value="&#10;+ [T_o2r_2] &gt; 'ø' U_0304" calcext:value-type="string">
            <text:p/>
            <text:p>+ [T_o2r_2] &gt; 'ø' U_0304</text:p>
          </table:table-cell>
          <table:table-cell table:formula="of:=[.$B$1]&amp;[.$B8]&amp;&quot;_&quot;&amp;[.F$2]&amp;&quot;] &gt; '&quot;&amp;[.$A8]&amp;&quot;' U_&quot;&amp;DEC2HEX(UNICODE([.F$1]);4)" office:value-type="string" office:string-value="&#10;+ [T_o2r_3] &gt; 'ø' U_0301" calcext:value-type="string">
            <text:p/>
            <text:p>+ [T_o2r_3] &gt; 'ø' U_0301</text:p>
          </table:table-cell>
          <table:table-cell table:formula="of:=[.$B$1]&amp;[.$B8]&amp;&quot;_&quot;&amp;[.G$2]&amp;&quot;] &gt; '&quot;&amp;[.$A8]&amp;&quot;' U_&quot;&amp;DEC2HEX(UNICODE([.G$1]);4)" office:value-type="string" office:string-value="&#10;+ [T_o2r_4] &gt; 'ø' U_030B" calcext:value-type="string">
            <text:p/>
            <text:p>+ [T_o2r_4] &gt; 'ø' U_030B</text:p>
          </table:table-cell>
          <table:table-cell table:formula="of:=[.$B$1]&amp;[.$B8]&amp;&quot;_&quot;&amp;[.H$2]&amp;&quot;] &gt; '&quot;&amp;[.$A8]&amp;&quot;' U_&quot;&amp;DEC2HEX(UNICODE([.H$1]);4)" office:value-type="string" office:string-value="&#10;+ [T_o2r_0] &gt; 'ø' U_030F" calcext:value-type="string">
            <text:p/>
            <text:p>+ [T_o2r_0] &gt; 'ø' U_030F</text:p>
          </table:table-cell>
          <table:table-cell office:value-type="string" calcext:value-type="string">
            <text:p>r</text:p>
          </table:table-cell>
          <table:table-cell table:formula="of:=IF([.$N8]=[.O$2];COM.MICROSOFT.TEXTJOIN(&quot;, &quot;;1;[.$R8:.$W8]);&quot;&quot;)" office:value-type="string" office:string-value="#default-U_00F8, #vowels-U_00F8" calcext:value-type="string">
            <text:p>#default-U_00F8, #vowels-U_00F8</text:p>
          </table:table-cell>
          <table:table-cell table:formula="of:=IF([.$N8]=[.P$2];COM.MICROSOFT.TEXTJOIN(&quot;, &quot;;1;[.$R8:.$W8]);&quot;&quot;)">
            <text:p/>
          </table:table-cell>
          <table:table-cell table:formula="of:=IF([.C8]=&quot;&quot;;&quot;U_&quot;&amp;DEC2HEX(UNICODE([.A8]);4);&quot;K_&quot;&amp;[.C8])" office:value-type="string" office:string-value="U_00F8" calcext:value-type="string">
            <text:p>U_00F8</text:p>
          </table:table-cell>
          <table:table-cell table:formula="of:=[.$T$1]&amp;[.R$2]&amp;&quot;-&quot;&amp;[.$Q8]&amp;[.$V$1]" office:value-type="string" office:string-value="#default-U_00F8" calcext:value-type="string">
            <text:p>#default-U_00F8</text:p>
          </table:table-cell>
          <table:table-cell table:formula="of:=[.$T$1]&amp;[.S$2]&amp;&quot;-&quot;&amp;[.$Q8]&amp;[.$V$1]" office:value-type="string" office:string-value="#vowels-U_00F8" calcext:value-type="string">
            <text:p>#vowels-U_00F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ɛ</text:p>
          </table:table-cell>
          <table:table-cell office:value-type="string" calcext:value-type="string">
            <text:p>e2</text:p>
          </table:table-cell>
          <table:table-cell/>
          <table:table-cell table:formula="of:=[.$A9]&amp;[.D$1]" office:value-type="string" office:string-value="ɛ̀" calcext:value-type="string">
            <text:p>ɛ̀</text:p>
          </table:table-cell>
          <table:table-cell table:formula="of:=[.$A9]&amp;[.E$1]" office:value-type="string" office:string-value="ɛ̄" calcext:value-type="string">
            <text:p>ɛ̄</text:p>
          </table:table-cell>
          <table:table-cell table:formula="of:=[.$A9]&amp;[.F$1]" office:value-type="string" office:string-value="ɛ́" calcext:value-type="string">
            <text:p>ɛ́</text:p>
          </table:table-cell>
          <table:table-cell table:formula="of:=[.$A9]&amp;[.G$1]" office:value-type="string" office:string-value="ɛ̋" calcext:value-type="string">
            <text:p>ɛ̋</text:p>
          </table:table-cell>
          <table:table-cell table:formula="of:=[.$A9]&amp;[.H$1]" office:value-type="string" office:string-value="ɛ̏" calcext:value-type="string">
            <text:p>ɛ̏</text:p>
          </table:table-cell>
          <table:table-cell table:formula="of:=[.$B$1]&amp;[.$B9]&amp;&quot;_&quot;&amp;[.D$2]&amp;&quot;] &gt; '&quot;&amp;[.$A9]&amp;&quot;' U_&quot;&amp;DEC2HEX(UNICODE([.D$1]);4)" office:value-type="string" office:string-value="&#10;+ [T_e2_1] &gt; 'ɛ' U_0300" calcext:value-type="string">
            <text:p/>
            <text:p>+ [T_e2_1] &gt; 'ɛ' U_0300</text:p>
          </table:table-cell>
          <table:table-cell table:formula="of:=[.$B$1]&amp;[.$B9]&amp;&quot;_&quot;&amp;[.E$2]&amp;&quot;] &gt; '&quot;&amp;[.$A9]&amp;&quot;' U_&quot;&amp;DEC2HEX(UNICODE([.E$1]);4)" office:value-type="string" office:string-value="&#10;+ [T_e2_2] &gt; 'ɛ' U_0304" calcext:value-type="string">
            <text:p/>
            <text:p>+ [T_e2_2] &gt; 'ɛ' U_0304</text:p>
          </table:table-cell>
          <table:table-cell table:formula="of:=[.$B$1]&amp;[.$B9]&amp;&quot;_&quot;&amp;[.F$2]&amp;&quot;] &gt; '&quot;&amp;[.$A9]&amp;&quot;' U_&quot;&amp;DEC2HEX(UNICODE([.F$1]);4)" office:value-type="string" office:string-value="&#10;+ [T_e2_3] &gt; 'ɛ' U_0301" calcext:value-type="string">
            <text:p/>
            <text:p>+ [T_e2_3] &gt; 'ɛ' U_0301</text:p>
          </table:table-cell>
          <table:table-cell table:formula="of:=[.$B$1]&amp;[.$B9]&amp;&quot;_&quot;&amp;[.G$2]&amp;&quot;] &gt; '&quot;&amp;[.$A9]&amp;&quot;' U_&quot;&amp;DEC2HEX(UNICODE([.G$1]);4)" office:value-type="string" office:string-value="&#10;+ [T_e2_4] &gt; 'ɛ' U_030B" calcext:value-type="string">
            <text:p/>
            <text:p>+ [T_e2_4] &gt; 'ɛ' U_030B</text:p>
          </table:table-cell>
          <table:table-cell table:formula="of:=[.$B$1]&amp;[.$B9]&amp;&quot;_&quot;&amp;[.H$2]&amp;&quot;] &gt; '&quot;&amp;[.$A9]&amp;&quot;' U_&quot;&amp;DEC2HEX(UNICODE([.H$1]);4)" office:value-type="string" office:string-value="&#10;+ [T_e2_0] &gt; 'ɛ' U_030F" calcext:value-type="string">
            <text:p/>
            <text:p>+ [T_e2_0] &gt; 'ɛ' U_030F</text:p>
          </table:table-cell>
          <table:table-cell office:value-type="string" calcext:value-type="string">
            <text:p>u</text:p>
          </table:table-cell>
          <table:table-cell table:formula="of:=IF([.$N9]=[.O$2];COM.MICROSOFT.TEXTJOIN(&quot;, &quot;;1;[.$R9:.$W9]);&quot;&quot;)">
            <text:p/>
          </table:table-cell>
          <table:table-cell table:formula="of:=IF([.$N9]=[.P$2];COM.MICROSOFT.TEXTJOIN(&quot;, &quot;;1;[.$R9:.$W9]);&quot;&quot;)" office:value-type="string" office:string-value="#default-U_025B, #vowels-U_025B" calcext:value-type="string">
            <text:p>#default-U_025B, #vowels-U_025B</text:p>
          </table:table-cell>
          <table:table-cell table:formula="of:=IF([.C9]=&quot;&quot;;&quot;U_&quot;&amp;DEC2HEX(UNICODE([.A9]);4);&quot;K_&quot;&amp;[.C9])" office:value-type="string" office:string-value="U_025B" calcext:value-type="string">
            <text:p>U_025B</text:p>
          </table:table-cell>
          <table:table-cell table:formula="of:=[.$T$1]&amp;[.R$2]&amp;&quot;-&quot;&amp;[.$Q9]&amp;[.$V$1]" office:value-type="string" office:string-value="#default-U_025B" calcext:value-type="string">
            <text:p>#default-U_025B</text:p>
          </table:table-cell>
          <table:table-cell table:formula="of:=[.$T$1]&amp;[.S$2]&amp;&quot;-&quot;&amp;[.$Q9]&amp;[.$V$1]" office:value-type="string" office:string-value="#vowels-U_025B" calcext:value-type="string">
            <text:p>#vowels-U_025B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œ</text:p>
          </table:table-cell>
          <table:table-cell office:value-type="string" calcext:value-type="string">
            <text:p>oe</text:p>
          </table:table-cell>
          <table:table-cell/>
          <table:table-cell table:formula="of:=[.$A10]&amp;[.D$1]" office:value-type="string" office:string-value="œ̀" calcext:value-type="string">
            <text:p>œ̀</text:p>
          </table:table-cell>
          <table:table-cell table:formula="of:=[.$A10]&amp;[.E$1]" office:value-type="string" office:string-value="œ̄" calcext:value-type="string">
            <text:p>œ̄</text:p>
          </table:table-cell>
          <table:table-cell table:formula="of:=[.$A10]&amp;[.F$1]" office:value-type="string" office:string-value="œ́" calcext:value-type="string">
            <text:p>œ́</text:p>
          </table:table-cell>
          <table:table-cell table:formula="of:=[.$A10]&amp;[.G$1]" office:value-type="string" office:string-value="œ̋" calcext:value-type="string">
            <text:p>œ̋</text:p>
          </table:table-cell>
          <table:table-cell table:formula="of:=[.$A10]&amp;[.H$1]" office:value-type="string" office:string-value="œ̏" calcext:value-type="string">
            <text:p>œ̏</text:p>
          </table:table-cell>
          <table:table-cell table:formula="of:=[.$B$1]&amp;[.$B10]&amp;&quot;_&quot;&amp;[.D$2]&amp;&quot;] &gt; '&quot;&amp;[.$A10]&amp;&quot;' U_&quot;&amp;DEC2HEX(UNICODE([.D$1]);4)" office:value-type="string" office:string-value="&#10;+ [T_oe_1] &gt; 'œ' U_0300" calcext:value-type="string">
            <text:p/>
            <text:p>+ [T_oe_1] &gt; 'œ' U_0300</text:p>
          </table:table-cell>
          <table:table-cell table:formula="of:=[.$B$1]&amp;[.$B10]&amp;&quot;_&quot;&amp;[.E$2]&amp;&quot;] &gt; '&quot;&amp;[.$A10]&amp;&quot;' U_&quot;&amp;DEC2HEX(UNICODE([.E$1]);4)" office:value-type="string" office:string-value="&#10;+ [T_oe_2] &gt; 'œ' U_0304" calcext:value-type="string">
            <text:p/>
            <text:p>+ [T_oe_2] &gt; 'œ' U_0304</text:p>
          </table:table-cell>
          <table:table-cell table:formula="of:=[.$B$1]&amp;[.$B10]&amp;&quot;_&quot;&amp;[.F$2]&amp;&quot;] &gt; '&quot;&amp;[.$A10]&amp;&quot;' U_&quot;&amp;DEC2HEX(UNICODE([.F$1]);4)" office:value-type="string" office:string-value="&#10;+ [T_oe_3] &gt; 'œ' U_0301" calcext:value-type="string">
            <text:p/>
            <text:p>+ [T_oe_3] &gt; 'œ' U_0301</text:p>
          </table:table-cell>
          <table:table-cell table:formula="of:=[.$B$1]&amp;[.$B10]&amp;&quot;_&quot;&amp;[.G$2]&amp;&quot;] &gt; '&quot;&amp;[.$A10]&amp;&quot;' U_&quot;&amp;DEC2HEX(UNICODE([.G$1]);4)" office:value-type="string" office:string-value="&#10;+ [T_oe_4] &gt; 'œ' U_030B" calcext:value-type="string">
            <text:p/>
            <text:p>+ [T_oe_4] &gt; 'œ' U_030B</text:p>
          </table:table-cell>
          <table:table-cell table:formula="of:=[.$B$1]&amp;[.$B10]&amp;&quot;_&quot;&amp;[.H$2]&amp;&quot;] &gt; '&quot;&amp;[.$A10]&amp;&quot;' U_&quot;&amp;DEC2HEX(UNICODE([.H$1]);4)" office:value-type="string" office:string-value="&#10;+ [T_oe_0] &gt; 'œ' U_030F" calcext:value-type="string">
            <text:p/>
            <text:p>+ [T_oe_0] &gt; 'œ' U_030F</text:p>
          </table:table-cell>
          <table:table-cell office:value-type="string" calcext:value-type="string">
            <text:p>r</text:p>
          </table:table-cell>
          <table:table-cell table:formula="of:=IF([.$N10]=[.O$2];COM.MICROSOFT.TEXTJOIN(&quot;, &quot;;1;[.$R10:.$W10]);&quot;&quot;)" office:value-type="string" office:string-value="#default-U_0153, #vowels-U_0153" calcext:value-type="string">
            <text:p>#default-U_0153, #vowels-U_0153</text:p>
          </table:table-cell>
          <table:table-cell table:formula="of:=IF([.$N10]=[.P$2];COM.MICROSOFT.TEXTJOIN(&quot;, &quot;;1;[.$R10:.$W10]);&quot;&quot;)">
            <text:p/>
          </table:table-cell>
          <table:table-cell table:formula="of:=IF([.C10]=&quot;&quot;;&quot;U_&quot;&amp;DEC2HEX(UNICODE([.A10]);4);&quot;K_&quot;&amp;[.C10])" office:value-type="string" office:string-value="U_0153" calcext:value-type="string">
            <text:p>U_0153</text:p>
          </table:table-cell>
          <table:table-cell table:formula="of:=[.$T$1]&amp;[.R$2]&amp;&quot;-&quot;&amp;[.$Q10]&amp;[.$V$1]" office:value-type="string" office:string-value="#default-U_0153" calcext:value-type="string">
            <text:p>#default-U_0153</text:p>
          </table:table-cell>
          <table:table-cell table:formula="of:=[.$T$1]&amp;[.S$2]&amp;&quot;-&quot;&amp;[.$Q10]&amp;[.$V$1]" office:value-type="string" office:string-value="#vowels-U_0153" calcext:value-type="string">
            <text:p>#vowels-U_015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æ</text:p>
          </table:table-cell>
          <table:table-cell office:value-type="string" calcext:value-type="string">
            <text:p>ae</text:p>
          </table:table-cell>
          <table:table-cell/>
          <table:table-cell table:formula="of:=[.$A11]&amp;[.D$1]" office:value-type="string" office:string-value="æ̀" calcext:value-type="string">
            <text:p>æ̀</text:p>
          </table:table-cell>
          <table:table-cell table:formula="of:=[.$A11]&amp;[.E$1]" office:value-type="string" office:string-value="ǣ" calcext:value-type="string">
            <text:p>ǣ</text:p>
          </table:table-cell>
          <table:table-cell table:formula="of:=[.$A11]&amp;[.F$1]" office:value-type="string" office:string-value="ǽ" calcext:value-type="string">
            <text:p>ǽ</text:p>
          </table:table-cell>
          <table:table-cell table:formula="of:=[.$A11]&amp;[.G$1]" office:value-type="string" office:string-value="æ̋" calcext:value-type="string">
            <text:p>æ̋</text:p>
          </table:table-cell>
          <table:table-cell table:formula="of:=[.$A11]&amp;[.H$1]" office:value-type="string" office:string-value="æ̏" calcext:value-type="string">
            <text:p>æ̏</text:p>
          </table:table-cell>
          <table:table-cell table:formula="of:=[.$B$1]&amp;[.$B11]&amp;&quot;_&quot;&amp;[.D$2]&amp;&quot;] &gt; '&quot;&amp;[.$A11]&amp;&quot;' U_&quot;&amp;DEC2HEX(UNICODE([.D$1]);4)" office:value-type="string" office:string-value="&#10;+ [T_ae_1] &gt; 'æ' U_0300" calcext:value-type="string">
            <text:p/>
            <text:p>+ [T_ae_1] &gt; 'æ' U_0300</text:p>
          </table:table-cell>
          <table:table-cell table:formula="of:=[.$B$1]&amp;[.$B11]&amp;&quot;_&quot;&amp;[.E$2]&amp;&quot;] &gt; '&quot;&amp;[.$A11]&amp;&quot;' U_&quot;&amp;DEC2HEX(UNICODE([.E$1]);4)" office:value-type="string" office:string-value="&#10;+ [T_ae_2] &gt; 'æ' U_0304" calcext:value-type="string">
            <text:p/>
            <text:p>+ [T_ae_2] &gt; 'æ' U_0304</text:p>
          </table:table-cell>
          <table:table-cell table:formula="of:=[.$B$1]&amp;[.$B11]&amp;&quot;_&quot;&amp;[.F$2]&amp;&quot;] &gt; '&quot;&amp;[.$A11]&amp;&quot;' U_&quot;&amp;DEC2HEX(UNICODE([.F$1]);4)" office:value-type="string" office:string-value="&#10;+ [T_ae_3] &gt; 'æ' U_0301" calcext:value-type="string">
            <text:p/>
            <text:p>+ [T_ae_3] &gt; 'æ' U_0301</text:p>
          </table:table-cell>
          <table:table-cell table:formula="of:=[.$B$1]&amp;[.$B11]&amp;&quot;_&quot;&amp;[.G$2]&amp;&quot;] &gt; '&quot;&amp;[.$A11]&amp;&quot;' U_&quot;&amp;DEC2HEX(UNICODE([.G$1]);4)" office:value-type="string" office:string-value="&#10;+ [T_ae_4] &gt; 'æ' U_030B" calcext:value-type="string">
            <text:p/>
            <text:p>+ [T_ae_4] &gt; 'æ' U_030B</text:p>
          </table:table-cell>
          <table:table-cell table:formula="of:=[.$B$1]&amp;[.$B11]&amp;&quot;_&quot;&amp;[.H$2]&amp;&quot;] &gt; '&quot;&amp;[.$A11]&amp;&quot;' U_&quot;&amp;DEC2HEX(UNICODE([.H$1]);4)" office:value-type="string" office:string-value="&#10;+ [T_ae_0] &gt; 'æ' U_030F" calcext:value-type="string">
            <text:p/>
            <text:p>+ [T_ae_0] &gt; 'æ' U_030F</text:p>
          </table:table-cell>
          <table:table-cell office:value-type="string" calcext:value-type="string">
            <text:p>u</text:p>
          </table:table-cell>
          <table:table-cell table:formula="of:=IF([.$N11]=[.O$2];COM.MICROSOFT.TEXTJOIN(&quot;, &quot;;1;[.$R11:.$W11]);&quot;&quot;)">
            <text:p/>
          </table:table-cell>
          <table:table-cell table:formula="of:=IF([.$N11]=[.P$2];COM.MICROSOFT.TEXTJOIN(&quot;, &quot;;1;[.$R11:.$W11]);&quot;&quot;)" office:value-type="string" office:string-value="#default-U_00E6, #vowels-U_00E6" calcext:value-type="string">
            <text:p>#default-U_00E6, #vowels-U_00E6</text:p>
          </table:table-cell>
          <table:table-cell table:formula="of:=IF([.C11]=&quot;&quot;;&quot;U_&quot;&amp;DEC2HEX(UNICODE([.A11]);4);&quot;K_&quot;&amp;[.C11])" office:value-type="string" office:string-value="U_00E6" calcext:value-type="string">
            <text:p>U_00E6</text:p>
          </table:table-cell>
          <table:table-cell table:formula="of:=[.$T$1]&amp;[.R$2]&amp;&quot;-&quot;&amp;[.$Q11]&amp;[.$V$1]" office:value-type="string" office:string-value="#default-U_00E6" calcext:value-type="string">
            <text:p>#default-U_00E6</text:p>
          </table:table-cell>
          <table:table-cell table:formula="of:=[.$T$1]&amp;[.S$2]&amp;&quot;-&quot;&amp;[.$Q11]&amp;[.$V$1]" office:value-type="string" office:string-value="#vowels-U_00E6" calcext:value-type="string">
            <text:p>#vowels-U_00E6</text:p>
          </table:table-cell>
          <table:table-cell table:number-columns-repeated="3"/>
        </table:table-row>
        <table:table-row table:style-name="ro3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formula="of:=[.$A12]&amp;[.D$1]" office:value-type="string" office:string-value="à" calcext:value-type="string">
            <text:p>à</text:p>
          </table:table-cell>
          <table:table-cell table:formula="of:=[.$A12]&amp;[.E$1]" office:value-type="string" office:string-value="ā" calcext:value-type="string">
            <text:p>ā</text:p>
          </table:table-cell>
          <table:table-cell table:formula="of:=[.$A12]&amp;[.F$1]" office:value-type="string" office:string-value="á" calcext:value-type="string">
            <text:p>á</text:p>
          </table:table-cell>
          <table:table-cell table:formula="of:=[.$A12]&amp;[.G$1]" office:value-type="string" office:string-value="a̋" calcext:value-type="string">
            <text:p>a̋</text:p>
          </table:table-cell>
          <table:table-cell table:formula="of:=[.$A12]&amp;[.H$1]" office:value-type="string" office:string-value="ȁ" calcext:value-type="string">
            <text:p>ȁ</text:p>
          </table:table-cell>
          <table:table-cell table:formula="of:=[.$B$1]&amp;[.$B12]&amp;&quot;_&quot;&amp;[.D$2]&amp;&quot;] &gt; '&quot;&amp;[.$A12]&amp;&quot;' U_&quot;&amp;DEC2HEX(UNICODE([.D$1]);4)" office:value-type="string" office:string-value="&#10;+ [T_a_1] &gt; 'a' U_0300" calcext:value-type="string">
            <text:p/>
            <text:p>+ [T_a_1] &gt; 'a' U_0300</text:p>
          </table:table-cell>
          <table:table-cell table:formula="of:=[.$B$1]&amp;[.$B12]&amp;&quot;_&quot;&amp;[.E$2]&amp;&quot;] &gt; '&quot;&amp;[.$A12]&amp;&quot;' U_&quot;&amp;DEC2HEX(UNICODE([.E$1]);4)" office:value-type="string" office:string-value="&#10;+ [T_a_2] &gt; 'a' U_0304" calcext:value-type="string">
            <text:p/>
            <text:p>+ [T_a_2] &gt; 'a' U_0304</text:p>
          </table:table-cell>
          <table:table-cell table:formula="of:=[.$B$1]&amp;[.$B12]&amp;&quot;_&quot;&amp;[.F$2]&amp;&quot;] &gt; '&quot;&amp;[.$A12]&amp;&quot;' U_&quot;&amp;DEC2HEX(UNICODE([.F$1]);4)" office:value-type="string" office:string-value="&#10;+ [T_a_3] &gt; 'a' U_0301" calcext:value-type="string">
            <text:p/>
            <text:p>+ [T_a_3] &gt; 'a' U_0301</text:p>
          </table:table-cell>
          <table:table-cell table:formula="of:=[.$B$1]&amp;[.$B12]&amp;&quot;_&quot;&amp;[.G$2]&amp;&quot;] &gt; '&quot;&amp;[.$A12]&amp;&quot;' U_&quot;&amp;DEC2HEX(UNICODE([.G$1]);4)" office:value-type="string" office:string-value="&#10;+ [T_a_4] &gt; 'a' U_030B" calcext:value-type="string">
            <text:p/>
            <text:p>+ [T_a_4] &gt; 'a' U_030B</text:p>
          </table:table-cell>
          <table:table-cell table:formula="of:=[.$B$1]&amp;[.$B12]&amp;&quot;_&quot;&amp;[.H$2]&amp;&quot;] &gt; '&quot;&amp;[.$A12]&amp;&quot;' U_&quot;&amp;DEC2HEX(UNICODE([.H$1]);4)" office:value-type="string" office:string-value="&#10;+ [T_a_0] &gt; 'a' U_030F" calcext:value-type="string">
            <text:p/>
            <text:p>+ [T_a_0] &gt; 'a' U_030F</text:p>
          </table:table-cell>
          <table:table-cell office:value-type="string" calcext:value-type="string">
            <text:p>u</text:p>
          </table:table-cell>
          <table:table-cell table:formula="of:=IF([.$N12]=[.O$2];COM.MICROSOFT.TEXTJOIN(&quot;, &quot;;1;[.$R12:.$W12]);&quot;&quot;)">
            <text:p/>
          </table:table-cell>
          <table:table-cell table:formula="of:=IF([.$N12]=[.P$2];COM.MICROSOFT.TEXTJOIN(&quot;, &quot;;1;[.$R12:.$W12]);&quot;&quot;)" office:value-type="string" office:string-value="#default-K_A, #vowels-K_A" calcext:value-type="string">
            <text:p>#default-K_A, #vowels-K_A</text:p>
          </table:table-cell>
          <table:table-cell table:formula="of:=IF([.C12]=&quot;&quot;;&quot;U_&quot;&amp;DEC2HEX(UNICODE([.A12]);4);&quot;K_&quot;&amp;[.C12])" office:value-type="string" office:string-value="K_A" calcext:value-type="string">
            <text:p>K_A</text:p>
          </table:table-cell>
          <table:table-cell table:formula="of:=[.$T$1]&amp;[.R$2]&amp;&quot;-&quot;&amp;[.$Q12]&amp;[.$V$1]" office:value-type="string" office:string-value="#default-K_A" calcext:value-type="string">
            <text:p>#default-K_A</text:p>
          </table:table-cell>
          <table:table-cell table:formula="of:=[.$T$1]&amp;[.S$2]&amp;&quot;-&quot;&amp;[.$Q12]&amp;[.$V$1]" office:value-type="string" office:string-value="#vowels-K_A" calcext:value-type="string">
            <text:p>#vowels-K_A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ɶ</text:p>
          </table:table-cell>
          <table:table-cell office:value-type="string" calcext:value-type="string">
            <text:p>oe4r</text:p>
          </table:table-cell>
          <table:table-cell/>
          <table:table-cell table:formula="of:=[.$A13]&amp;[.D$1]" office:value-type="string" office:string-value="ɶ̀" calcext:value-type="string">
            <text:p>ɶ̀</text:p>
          </table:table-cell>
          <table:table-cell table:formula="of:=[.$A13]&amp;[.E$1]" office:value-type="string" office:string-value="ɶ̄" calcext:value-type="string">
            <text:p>ɶ̄</text:p>
          </table:table-cell>
          <table:table-cell table:formula="of:=[.$A13]&amp;[.F$1]" office:value-type="string" office:string-value="ɶ́" calcext:value-type="string">
            <text:p>ɶ́</text:p>
          </table:table-cell>
          <table:table-cell table:formula="of:=[.$A13]&amp;[.G$1]" office:value-type="string" office:string-value="ɶ̋" calcext:value-type="string">
            <text:p>ɶ̋</text:p>
          </table:table-cell>
          <table:table-cell table:formula="of:=[.$A13]&amp;[.H$1]" office:value-type="string" office:string-value="ɶ̏" calcext:value-type="string">
            <text:p>ɶ̏</text:p>
          </table:table-cell>
          <table:table-cell table:formula="of:=[.$B$1]&amp;[.$B13]&amp;&quot;_&quot;&amp;[.D$2]&amp;&quot;] &gt; '&quot;&amp;[.$A13]&amp;&quot;' U_&quot;&amp;DEC2HEX(UNICODE([.D$1]);4)" office:value-type="string" office:string-value="&#10;+ [T_oe4r_1] &gt; 'ɶ' U_0300" calcext:value-type="string">
            <text:p/>
            <text:p>+ [T_oe4r_1] &gt; 'ɶ' U_0300</text:p>
          </table:table-cell>
          <table:table-cell table:formula="of:=[.$B$1]&amp;[.$B13]&amp;&quot;_&quot;&amp;[.E$2]&amp;&quot;] &gt; '&quot;&amp;[.$A13]&amp;&quot;' U_&quot;&amp;DEC2HEX(UNICODE([.E$1]);4)" office:value-type="string" office:string-value="&#10;+ [T_oe4r_2] &gt; 'ɶ' U_0304" calcext:value-type="string">
            <text:p/>
            <text:p>+ [T_oe4r_2] &gt; 'ɶ' U_0304</text:p>
          </table:table-cell>
          <table:table-cell table:formula="of:=[.$B$1]&amp;[.$B13]&amp;&quot;_&quot;&amp;[.F$2]&amp;&quot;] &gt; '&quot;&amp;[.$A13]&amp;&quot;' U_&quot;&amp;DEC2HEX(UNICODE([.F$1]);4)" office:value-type="string" office:string-value="&#10;+ [T_oe4r_3] &gt; 'ɶ' U_0301" calcext:value-type="string">
            <text:p/>
            <text:p>+ [T_oe4r_3] &gt; 'ɶ' U_0301</text:p>
          </table:table-cell>
          <table:table-cell table:formula="of:=[.$B$1]&amp;[.$B13]&amp;&quot;_&quot;&amp;[.G$2]&amp;&quot;] &gt; '&quot;&amp;[.$A13]&amp;&quot;' U_&quot;&amp;DEC2HEX(UNICODE([.G$1]);4)" office:value-type="string" office:string-value="&#10;+ [T_oe4r_4] &gt; 'ɶ' U_030B" calcext:value-type="string">
            <text:p/>
            <text:p>+ [T_oe4r_4] &gt; 'ɶ' U_030B</text:p>
          </table:table-cell>
          <table:table-cell table:formula="of:=[.$B$1]&amp;[.$B13]&amp;&quot;_&quot;&amp;[.H$2]&amp;&quot;] &gt; '&quot;&amp;[.$A13]&amp;&quot;' U_&quot;&amp;DEC2HEX(UNICODE([.H$1]);4)" office:value-type="string" office:string-value="&#10;+ [T_oe4r_0] &gt; 'ɶ' U_030F" calcext:value-type="string">
            <text:p/>
            <text:p>+ [T_oe4r_0] &gt; 'ɶ' U_030F</text:p>
          </table:table-cell>
          <table:table-cell office:value-type="string" calcext:value-type="string">
            <text:p>r</text:p>
          </table:table-cell>
          <table:table-cell table:formula="of:=IF([.$N13]=[.O$2];COM.MICROSOFT.TEXTJOIN(&quot;, &quot;;1;[.$R13:.$W13]);&quot;&quot;)" office:value-type="string" office:string-value="#default-U_0276, #vowels-U_0276" calcext:value-type="string">
            <text:p>#default-U_0276, #vowels-U_0276</text:p>
          </table:table-cell>
          <table:table-cell table:formula="of:=IF([.$N13]=[.P$2];COM.MICROSOFT.TEXTJOIN(&quot;, &quot;;1;[.$R13:.$W13]);&quot;&quot;)">
            <text:p/>
          </table:table-cell>
          <table:table-cell table:formula="of:=IF([.C13]=&quot;&quot;;&quot;U_&quot;&amp;DEC2HEX(UNICODE([.A13]);4);&quot;K_&quot;&amp;[.C13])" office:value-type="string" office:string-value="U_0276" calcext:value-type="string">
            <text:p>U_0276</text:p>
          </table:table-cell>
          <table:table-cell table:formula="of:=[.$T$1]&amp;[.R$2]&amp;&quot;-&quot;&amp;[.$Q13]&amp;[.$V$1]" office:value-type="string" office:string-value="#default-U_0276" calcext:value-type="string">
            <text:p>#default-U_0276</text:p>
          </table:table-cell>
          <table:table-cell table:formula="of:=[.$T$1]&amp;[.S$2]&amp;&quot;-&quot;&amp;[.$Q13]&amp;[.$V$1]" office:value-type="string" office:string-value="#vowels-U_0276" calcext:value-type="string">
            <text:p>#vowels-U_027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ɨ</text:p>
          </table:table-cell>
          <table:table-cell office:value-type="string" calcext:value-type="string">
            <text:p>i1u</text:p>
          </table:table-cell>
          <table:table-cell/>
          <table:table-cell table:formula="of:=[.$A14]&amp;[.D$1]" office:value-type="string" office:string-value="ɨ̀" calcext:value-type="string">
            <text:p>ɨ̀</text:p>
          </table:table-cell>
          <table:table-cell table:formula="of:=[.$A14]&amp;[.E$1]" office:value-type="string" office:string-value="ɨ̄" calcext:value-type="string">
            <text:p>ɨ̄</text:p>
          </table:table-cell>
          <table:table-cell table:formula="of:=[.$A14]&amp;[.F$1]" office:value-type="string" office:string-value="ɨ́" calcext:value-type="string">
            <text:p>ɨ́</text:p>
          </table:table-cell>
          <table:table-cell table:formula="of:=[.$A14]&amp;[.G$1]" office:value-type="string" office:string-value="ɨ̋" calcext:value-type="string">
            <text:p>ɨ̋</text:p>
          </table:table-cell>
          <table:table-cell table:formula="of:=[.$A14]&amp;[.H$1]" office:value-type="string" office:string-value="ɨ̏" calcext:value-type="string">
            <text:p>ɨ̏</text:p>
          </table:table-cell>
          <table:table-cell table:formula="of:=[.$B$1]&amp;[.$B14]&amp;&quot;_&quot;&amp;[.D$2]&amp;&quot;] &gt; '&quot;&amp;[.$A14]&amp;&quot;' U_&quot;&amp;DEC2HEX(UNICODE([.D$1]);4)" office:value-type="string" office:string-value="&#10;+ [T_i1u_1] &gt; 'ɨ' U_0300" calcext:value-type="string">
            <text:p/>
            <text:p>+ [T_i1u_1] &gt; 'ɨ' U_0300</text:p>
          </table:table-cell>
          <table:table-cell table:formula="of:=[.$B$1]&amp;[.$B14]&amp;&quot;_&quot;&amp;[.E$2]&amp;&quot;] &gt; '&quot;&amp;[.$A14]&amp;&quot;' U_&quot;&amp;DEC2HEX(UNICODE([.E$1]);4)" office:value-type="string" office:string-value="&#10;+ [T_i1u_2] &gt; 'ɨ' U_0304" calcext:value-type="string">
            <text:p/>
            <text:p>+ [T_i1u_2] &gt; 'ɨ' U_0304</text:p>
          </table:table-cell>
          <table:table-cell table:formula="of:=[.$B$1]&amp;[.$B14]&amp;&quot;_&quot;&amp;[.F$2]&amp;&quot;] &gt; '&quot;&amp;[.$A14]&amp;&quot;' U_&quot;&amp;DEC2HEX(UNICODE([.F$1]);4)" office:value-type="string" office:string-value="&#10;+ [T_i1u_3] &gt; 'ɨ' U_0301" calcext:value-type="string">
            <text:p/>
            <text:p>+ [T_i1u_3] &gt; 'ɨ' U_0301</text:p>
          </table:table-cell>
          <table:table-cell table:formula="of:=[.$B$1]&amp;[.$B14]&amp;&quot;_&quot;&amp;[.G$2]&amp;&quot;] &gt; '&quot;&amp;[.$A14]&amp;&quot;' U_&quot;&amp;DEC2HEX(UNICODE([.G$1]);4)" office:value-type="string" office:string-value="&#10;+ [T_i1u_4] &gt; 'ɨ' U_030B" calcext:value-type="string">
            <text:p/>
            <text:p>+ [T_i1u_4] &gt; 'ɨ' U_030B</text:p>
          </table:table-cell>
          <table:table-cell table:formula="of:=[.$B$1]&amp;[.$B14]&amp;&quot;_&quot;&amp;[.H$2]&amp;&quot;] &gt; '&quot;&amp;[.$A14]&amp;&quot;' U_&quot;&amp;DEC2HEX(UNICODE([.H$1]);4)" office:value-type="string" office:string-value="&#10;+ [T_i1u_0] &gt; 'ɨ' U_030F" calcext:value-type="string">
            <text:p/>
            <text:p>+ [T_i1u_0] &gt; 'ɨ' U_030F</text:p>
          </table:table-cell>
          <table:table-cell office:value-type="string" calcext:value-type="string">
            <text:p>u</text:p>
          </table:table-cell>
          <table:table-cell table:formula="of:=IF([.$N14]=[.O$2];COM.MICROSOFT.TEXTJOIN(&quot;, &quot;;1;[.$R14:.$W14]);&quot;&quot;)">
            <text:p/>
          </table:table-cell>
          <table:table-cell table:formula="of:=IF([.$N14]=[.P$2];COM.MICROSOFT.TEXTJOIN(&quot;, &quot;;1;[.$R14:.$W14]);&quot;&quot;)" office:value-type="string" office:string-value="#default-U_0268, #vowels-U_0268" calcext:value-type="string">
            <text:p>#default-U_0268, #vowels-U_0268</text:p>
          </table:table-cell>
          <table:table-cell table:formula="of:=IF([.C14]=&quot;&quot;;&quot;U_&quot;&amp;DEC2HEX(UNICODE([.A14]);4);&quot;K_&quot;&amp;[.C14])" office:value-type="string" office:string-value="U_0268" calcext:value-type="string">
            <text:p>U_0268</text:p>
          </table:table-cell>
          <table:table-cell table:formula="of:=[.$T$1]&amp;[.R$2]&amp;&quot;-&quot;&amp;[.$Q14]&amp;[.$V$1]" office:value-type="string" office:string-value="#default-U_0268" calcext:value-type="string">
            <text:p>#default-U_0268</text:p>
          </table:table-cell>
          <table:table-cell table:formula="of:=[.$T$1]&amp;[.S$2]&amp;&quot;-&quot;&amp;[.$Q14]&amp;[.$V$1]" office:value-type="string" office:string-value="#vowels-U_0268" calcext:value-type="string">
            <text:p>#vowels-U_026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ʉ</text:p>
          </table:table-cell>
          <table:table-cell office:value-type="string" calcext:value-type="string">
            <text:p>u1r</text:p>
          </table:table-cell>
          <table:table-cell/>
          <table:table-cell table:formula="of:=[.$A15]&amp;[.D$1]" office:value-type="string" office:string-value="ʉ̀" calcext:value-type="string">
            <text:p>ʉ̀</text:p>
          </table:table-cell>
          <table:table-cell table:formula="of:=[.$A15]&amp;[.E$1]" office:value-type="string" office:string-value="ʉ̄" calcext:value-type="string">
            <text:p>ʉ̄</text:p>
          </table:table-cell>
          <table:table-cell table:formula="of:=[.$A15]&amp;[.F$1]" office:value-type="string" office:string-value="ʉ́" calcext:value-type="string">
            <text:p>ʉ́</text:p>
          </table:table-cell>
          <table:table-cell table:formula="of:=[.$A15]&amp;[.G$1]" office:value-type="string" office:string-value="ʉ̋" calcext:value-type="string">
            <text:p>ʉ̋</text:p>
          </table:table-cell>
          <table:table-cell table:formula="of:=[.$A15]&amp;[.H$1]" office:value-type="string" office:string-value="ʉ̏" calcext:value-type="string">
            <text:p>ʉ̏</text:p>
          </table:table-cell>
          <table:table-cell table:formula="of:=[.$B$1]&amp;[.$B15]&amp;&quot;_&quot;&amp;[.D$2]&amp;&quot;] &gt; '&quot;&amp;[.$A15]&amp;&quot;' U_&quot;&amp;DEC2HEX(UNICODE([.D$1]);4)" office:value-type="string" office:string-value="&#10;+ [T_u1r_1] &gt; 'ʉ' U_0300" calcext:value-type="string">
            <text:p/>
            <text:p>+ [T_u1r_1] &gt; 'ʉ' U_0300</text:p>
          </table:table-cell>
          <table:table-cell table:formula="of:=[.$B$1]&amp;[.$B15]&amp;&quot;_&quot;&amp;[.E$2]&amp;&quot;] &gt; '&quot;&amp;[.$A15]&amp;&quot;' U_&quot;&amp;DEC2HEX(UNICODE([.E$1]);4)" office:value-type="string" office:string-value="&#10;+ [T_u1r_2] &gt; 'ʉ' U_0304" calcext:value-type="string">
            <text:p/>
            <text:p>+ [T_u1r_2] &gt; 'ʉ' U_0304</text:p>
          </table:table-cell>
          <table:table-cell table:formula="of:=[.$B$1]&amp;[.$B15]&amp;&quot;_&quot;&amp;[.F$2]&amp;&quot;] &gt; '&quot;&amp;[.$A15]&amp;&quot;' U_&quot;&amp;DEC2HEX(UNICODE([.F$1]);4)" office:value-type="string" office:string-value="&#10;+ [T_u1r_3] &gt; 'ʉ' U_0301" calcext:value-type="string">
            <text:p/>
            <text:p>+ [T_u1r_3] &gt; 'ʉ' U_0301</text:p>
          </table:table-cell>
          <table:table-cell table:formula="of:=[.$B$1]&amp;[.$B15]&amp;&quot;_&quot;&amp;[.G$2]&amp;&quot;] &gt; '&quot;&amp;[.$A15]&amp;&quot;' U_&quot;&amp;DEC2HEX(UNICODE([.G$1]);4)" office:value-type="string" office:string-value="&#10;+ [T_u1r_4] &gt; 'ʉ' U_030B" calcext:value-type="string">
            <text:p/>
            <text:p>+ [T_u1r_4] &gt; 'ʉ' U_030B</text:p>
          </table:table-cell>
          <table:table-cell table:formula="of:=[.$B$1]&amp;[.$B15]&amp;&quot;_&quot;&amp;[.H$2]&amp;&quot;] &gt; '&quot;&amp;[.$A15]&amp;&quot;' U_&quot;&amp;DEC2HEX(UNICODE([.H$1]);4)" office:value-type="string" office:string-value="&#10;+ [T_u1r_0] &gt; 'ʉ' U_030F" calcext:value-type="string">
            <text:p/>
            <text:p>+ [T_u1r_0] &gt; 'ʉ' U_030F</text:p>
          </table:table-cell>
          <table:table-cell office:value-type="string" calcext:value-type="string">
            <text:p>r</text:p>
          </table:table-cell>
          <table:table-cell table:formula="of:=IF([.$N15]=[.O$2];COM.MICROSOFT.TEXTJOIN(&quot;, &quot;;1;[.$R15:.$W15]);&quot;&quot;)" office:value-type="string" office:string-value="#default-U_0289, #vowels-U_0289" calcext:value-type="string">
            <text:p>#default-U_0289, #vowels-U_0289</text:p>
          </table:table-cell>
          <table:table-cell table:formula="of:=IF([.$N15]=[.P$2];COM.MICROSOFT.TEXTJOIN(&quot;, &quot;;1;[.$R15:.$W15]);&quot;&quot;)">
            <text:p/>
          </table:table-cell>
          <table:table-cell table:formula="of:=IF([.C15]=&quot;&quot;;&quot;U_&quot;&amp;DEC2HEX(UNICODE([.A15]);4);&quot;K_&quot;&amp;[.C15])" office:value-type="string" office:string-value="U_0289" calcext:value-type="string">
            <text:p>U_0289</text:p>
          </table:table-cell>
          <table:table-cell table:formula="of:=[.$T$1]&amp;[.R$2]&amp;&quot;-&quot;&amp;[.$Q15]&amp;[.$V$1]" office:value-type="string" office:string-value="#default-U_0289" calcext:value-type="string">
            <text:p>#default-U_0289</text:p>
          </table:table-cell>
          <table:table-cell table:formula="of:=[.$T$1]&amp;[.S$2]&amp;&quot;-&quot;&amp;[.$Q15]&amp;[.$V$1]" office:value-type="string" office:string-value="#vowels-U_0289" calcext:value-type="string">
            <text:p>#vowels-U_028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ɘ</text:p>
          </table:table-cell>
          <table:table-cell office:value-type="string" calcext:value-type="string">
            <text:p>e2u</text:p>
          </table:table-cell>
          <table:table-cell/>
          <table:table-cell table:formula="of:=[.$A16]&amp;[.D$1]" office:value-type="string" office:string-value="ɘ̀" calcext:value-type="string">
            <text:p>ɘ̀</text:p>
          </table:table-cell>
          <table:table-cell table:formula="of:=[.$A16]&amp;[.E$1]" office:value-type="string" office:string-value="ɘ̄" calcext:value-type="string">
            <text:p>ɘ̄</text:p>
          </table:table-cell>
          <table:table-cell table:formula="of:=[.$A16]&amp;[.F$1]" office:value-type="string" office:string-value="ɘ́" calcext:value-type="string">
            <text:p>ɘ́</text:p>
          </table:table-cell>
          <table:table-cell table:formula="of:=[.$A16]&amp;[.G$1]" office:value-type="string" office:string-value="ɘ̋" calcext:value-type="string">
            <text:p>ɘ̋</text:p>
          </table:table-cell>
          <table:table-cell table:formula="of:=[.$A16]&amp;[.H$1]" office:value-type="string" office:string-value="ɘ̏" calcext:value-type="string">
            <text:p>ɘ̏</text:p>
          </table:table-cell>
          <table:table-cell table:formula="of:=[.$B$1]&amp;[.$B16]&amp;&quot;_&quot;&amp;[.D$2]&amp;&quot;] &gt; '&quot;&amp;[.$A16]&amp;&quot;' U_&quot;&amp;DEC2HEX(UNICODE([.D$1]);4)" office:value-type="string" office:string-value="&#10;+ [T_e2u_1] &gt; 'ɘ' U_0300" calcext:value-type="string">
            <text:p/>
            <text:p>+ [T_e2u_1] &gt; 'ɘ' U_0300</text:p>
          </table:table-cell>
          <table:table-cell table:formula="of:=[.$B$1]&amp;[.$B16]&amp;&quot;_&quot;&amp;[.E$2]&amp;&quot;] &gt; '&quot;&amp;[.$A16]&amp;&quot;' U_&quot;&amp;DEC2HEX(UNICODE([.E$1]);4)" office:value-type="string" office:string-value="&#10;+ [T_e2u_2] &gt; 'ɘ' U_0304" calcext:value-type="string">
            <text:p/>
            <text:p>+ [T_e2u_2] &gt; 'ɘ' U_0304</text:p>
          </table:table-cell>
          <table:table-cell table:formula="of:=[.$B$1]&amp;[.$B16]&amp;&quot;_&quot;&amp;[.F$2]&amp;&quot;] &gt; '&quot;&amp;[.$A16]&amp;&quot;' U_&quot;&amp;DEC2HEX(UNICODE([.F$1]);4)" office:value-type="string" office:string-value="&#10;+ [T_e2u_3] &gt; 'ɘ' U_0301" calcext:value-type="string">
            <text:p/>
            <text:p>+ [T_e2u_3] &gt; 'ɘ' U_0301</text:p>
          </table:table-cell>
          <table:table-cell table:formula="of:=[.$B$1]&amp;[.$B16]&amp;&quot;_&quot;&amp;[.G$2]&amp;&quot;] &gt; '&quot;&amp;[.$A16]&amp;&quot;' U_&quot;&amp;DEC2HEX(UNICODE([.G$1]);4)" office:value-type="string" office:string-value="&#10;+ [T_e2u_4] &gt; 'ɘ' U_030B" calcext:value-type="string">
            <text:p/>
            <text:p>+ [T_e2u_4] &gt; 'ɘ' U_030B</text:p>
          </table:table-cell>
          <table:table-cell table:formula="of:=[.$B$1]&amp;[.$B16]&amp;&quot;_&quot;&amp;[.H$2]&amp;&quot;] &gt; '&quot;&amp;[.$A16]&amp;&quot;' U_&quot;&amp;DEC2HEX(UNICODE([.H$1]);4)" office:value-type="string" office:string-value="&#10;+ [T_e2u_0] &gt; 'ɘ' U_030F" calcext:value-type="string">
            <text:p/>
            <text:p>+ [T_e2u_0] &gt; 'ɘ' U_030F</text:p>
          </table:table-cell>
          <table:table-cell office:value-type="string" calcext:value-type="string">
            <text:p>u</text:p>
          </table:table-cell>
          <table:table-cell table:formula="of:=IF([.$N16]=[.O$2];COM.MICROSOFT.TEXTJOIN(&quot;, &quot;;1;[.$R16:.$W16]);&quot;&quot;)">
            <text:p/>
          </table:table-cell>
          <table:table-cell table:formula="of:=IF([.$N16]=[.P$2];COM.MICROSOFT.TEXTJOIN(&quot;, &quot;;1;[.$R16:.$W16]);&quot;&quot;)" office:value-type="string" office:string-value="#default-U_0258, #vowels-U_0258" calcext:value-type="string">
            <text:p>#default-U_0258, #vowels-U_0258</text:p>
          </table:table-cell>
          <table:table-cell table:formula="of:=IF([.C16]=&quot;&quot;;&quot;U_&quot;&amp;DEC2HEX(UNICODE([.A16]);4);&quot;K_&quot;&amp;[.C16])" office:value-type="string" office:string-value="U_0258" calcext:value-type="string">
            <text:p>U_0258</text:p>
          </table:table-cell>
          <table:table-cell table:formula="of:=[.$T$1]&amp;[.R$2]&amp;&quot;-&quot;&amp;[.$Q16]&amp;[.$V$1]" office:value-type="string" office:string-value="#default-U_0258" calcext:value-type="string">
            <text:p>#default-U_0258</text:p>
          </table:table-cell>
          <table:table-cell table:formula="of:=[.$T$1]&amp;[.S$2]&amp;&quot;-&quot;&amp;[.$Q16]&amp;[.$V$1]" office:value-type="string" office:string-value="#vowels-U_0258" calcext:value-type="string">
            <text:p>#vowels-U_025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ɵ</text:p>
          </table:table-cell>
          <table:table-cell office:value-type="string" calcext:value-type="string">
            <text:p>oe3</text:p>
          </table:table-cell>
          <table:table-cell/>
          <table:table-cell table:formula="of:=[.$A17]&amp;[.D$1]" office:value-type="string" office:string-value="ɵ̀" calcext:value-type="string">
            <text:p>ɵ̀</text:p>
          </table:table-cell>
          <table:table-cell table:formula="of:=[.$A17]&amp;[.E$1]" office:value-type="string" office:string-value="ɵ̄" calcext:value-type="string">
            <text:p>ɵ̄</text:p>
          </table:table-cell>
          <table:table-cell table:formula="of:=[.$A17]&amp;[.F$1]" office:value-type="string" office:string-value="ɵ́" calcext:value-type="string">
            <text:p>ɵ́</text:p>
          </table:table-cell>
          <table:table-cell table:formula="of:=[.$A17]&amp;[.G$1]" office:value-type="string" office:string-value="ɵ̋" calcext:value-type="string">
            <text:p>ɵ̋</text:p>
          </table:table-cell>
          <table:table-cell table:formula="of:=[.$A17]&amp;[.H$1]" office:value-type="string" office:string-value="ɵ̏" calcext:value-type="string">
            <text:p>ɵ̏</text:p>
          </table:table-cell>
          <table:table-cell table:formula="of:=[.$B$1]&amp;[.$B17]&amp;&quot;_&quot;&amp;[.D$2]&amp;&quot;] &gt; '&quot;&amp;[.$A17]&amp;&quot;' U_&quot;&amp;DEC2HEX(UNICODE([.D$1]);4)" office:value-type="string" office:string-value="&#10;+ [T_oe3_1] &gt; 'ɵ' U_0300" calcext:value-type="string">
            <text:p/>
            <text:p>+ [T_oe3_1] &gt; 'ɵ' U_0300</text:p>
          </table:table-cell>
          <table:table-cell table:formula="of:=[.$B$1]&amp;[.$B17]&amp;&quot;_&quot;&amp;[.E$2]&amp;&quot;] &gt; '&quot;&amp;[.$A17]&amp;&quot;' U_&quot;&amp;DEC2HEX(UNICODE([.E$1]);4)" office:value-type="string" office:string-value="&#10;+ [T_oe3_2] &gt; 'ɵ' U_0304" calcext:value-type="string">
            <text:p/>
            <text:p>+ [T_oe3_2] &gt; 'ɵ' U_0304</text:p>
          </table:table-cell>
          <table:table-cell table:formula="of:=[.$B$1]&amp;[.$B17]&amp;&quot;_&quot;&amp;[.F$2]&amp;&quot;] &gt; '&quot;&amp;[.$A17]&amp;&quot;' U_&quot;&amp;DEC2HEX(UNICODE([.F$1]);4)" office:value-type="string" office:string-value="&#10;+ [T_oe3_3] &gt; 'ɵ' U_0301" calcext:value-type="string">
            <text:p/>
            <text:p>+ [T_oe3_3] &gt; 'ɵ' U_0301</text:p>
          </table:table-cell>
          <table:table-cell table:formula="of:=[.$B$1]&amp;[.$B17]&amp;&quot;_&quot;&amp;[.G$2]&amp;&quot;] &gt; '&quot;&amp;[.$A17]&amp;&quot;' U_&quot;&amp;DEC2HEX(UNICODE([.G$1]);4)" office:value-type="string" office:string-value="&#10;+ [T_oe3_4] &gt; 'ɵ' U_030B" calcext:value-type="string">
            <text:p/>
            <text:p>+ [T_oe3_4] &gt; 'ɵ' U_030B</text:p>
          </table:table-cell>
          <table:table-cell table:formula="of:=[.$B$1]&amp;[.$B17]&amp;&quot;_&quot;&amp;[.H$2]&amp;&quot;] &gt; '&quot;&amp;[.$A17]&amp;&quot;' U_&quot;&amp;DEC2HEX(UNICODE([.H$1]);4)" office:value-type="string" office:string-value="&#10;+ [T_oe3_0] &gt; 'ɵ' U_030F" calcext:value-type="string">
            <text:p/>
            <text:p>+ [T_oe3_0] &gt; 'ɵ' U_030F</text:p>
          </table:table-cell>
          <table:table-cell office:value-type="string" calcext:value-type="string">
            <text:p>r</text:p>
          </table:table-cell>
          <table:table-cell table:formula="of:=IF([.$N17]=[.O$2];COM.MICROSOFT.TEXTJOIN(&quot;, &quot;;1;[.$R17:.$W17]);&quot;&quot;)" office:value-type="string" office:string-value="#default-U_0275, #vowels-U_0275" calcext:value-type="string">
            <text:p>#default-U_0275, #vowels-U_0275</text:p>
          </table:table-cell>
          <table:table-cell table:formula="of:=IF([.$N17]=[.P$2];COM.MICROSOFT.TEXTJOIN(&quot;, &quot;;1;[.$R17:.$W17]);&quot;&quot;)">
            <text:p/>
          </table:table-cell>
          <table:table-cell table:formula="of:=IF([.C17]=&quot;&quot;;&quot;U_&quot;&amp;DEC2HEX(UNICODE([.A17]);4);&quot;K_&quot;&amp;[.C17])" office:value-type="string" office:string-value="U_0275" calcext:value-type="string">
            <text:p>U_0275</text:p>
          </table:table-cell>
          <table:table-cell table:formula="of:=[.$T$1]&amp;[.R$2]&amp;&quot;-&quot;&amp;[.$Q17]&amp;[.$V$1]" office:value-type="string" office:string-value="#default-U_0275" calcext:value-type="string">
            <text:p>#default-U_0275</text:p>
          </table:table-cell>
          <table:table-cell table:formula="of:=[.$T$1]&amp;[.S$2]&amp;&quot;-&quot;&amp;[.$Q17]&amp;[.$V$1]" office:value-type="string" office:string-value="#vowels-U_0275" calcext:value-type="string">
            <text:p>#vowels-U_027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ə</text:p>
          </table:table-cell>
          <table:table-cell office:value-type="string" calcext:value-type="string">
            <text:p>e2c</text:p>
          </table:table-cell>
          <table:table-cell/>
          <table:table-cell table:formula="of:=[.$A18]&amp;[.D$1]" office:value-type="string" office:string-value="ə̀" calcext:value-type="string">
            <text:p>ə̀</text:p>
          </table:table-cell>
          <table:table-cell table:formula="of:=[.$A18]&amp;[.E$1]" office:value-type="string" office:string-value="ə̄" calcext:value-type="string">
            <text:p>ə̄</text:p>
          </table:table-cell>
          <table:table-cell table:formula="of:=[.$A18]&amp;[.F$1]" office:value-type="string" office:string-value="ə́" calcext:value-type="string">
            <text:p>ə́</text:p>
          </table:table-cell>
          <table:table-cell table:formula="of:=[.$A18]&amp;[.G$1]" office:value-type="string" office:string-value="ə̋" calcext:value-type="string">
            <text:p>ə̋</text:p>
          </table:table-cell>
          <table:table-cell table:formula="of:=[.$A18]&amp;[.H$1]" office:value-type="string" office:string-value="ə̏" calcext:value-type="string">
            <text:p>ə̏</text:p>
          </table:table-cell>
          <table:table-cell table:formula="of:=[.$B$1]&amp;[.$B18]&amp;&quot;_&quot;&amp;[.D$2]&amp;&quot;] &gt; '&quot;&amp;[.$A18]&amp;&quot;' U_&quot;&amp;DEC2HEX(UNICODE([.D$1]);4)" office:value-type="string" office:string-value="&#10;+ [T_e2c_1] &gt; 'ə' U_0300" calcext:value-type="string">
            <text:p/>
            <text:p>+ [T_e2c_1] &gt; 'ə' U_0300</text:p>
          </table:table-cell>
          <table:table-cell table:formula="of:=[.$B$1]&amp;[.$B18]&amp;&quot;_&quot;&amp;[.E$2]&amp;&quot;] &gt; '&quot;&amp;[.$A18]&amp;&quot;' U_&quot;&amp;DEC2HEX(UNICODE([.E$1]);4)" office:value-type="string" office:string-value="&#10;+ [T_e2c_2] &gt; 'ə' U_0304" calcext:value-type="string">
            <text:p/>
            <text:p>+ [T_e2c_2] &gt; 'ə' U_0304</text:p>
          </table:table-cell>
          <table:table-cell table:formula="of:=[.$B$1]&amp;[.$B18]&amp;&quot;_&quot;&amp;[.F$2]&amp;&quot;] &gt; '&quot;&amp;[.$A18]&amp;&quot;' U_&quot;&amp;DEC2HEX(UNICODE([.F$1]);4)" office:value-type="string" office:string-value="&#10;+ [T_e2c_3] &gt; 'ə' U_0301" calcext:value-type="string">
            <text:p/>
            <text:p>+ [T_e2c_3] &gt; 'ə' U_0301</text:p>
          </table:table-cell>
          <table:table-cell table:formula="of:=[.$B$1]&amp;[.$B18]&amp;&quot;_&quot;&amp;[.G$2]&amp;&quot;] &gt; '&quot;&amp;[.$A18]&amp;&quot;' U_&quot;&amp;DEC2HEX(UNICODE([.G$1]);4)" office:value-type="string" office:string-value="&#10;+ [T_e2c_4] &gt; 'ə' U_030B" calcext:value-type="string">
            <text:p/>
            <text:p>+ [T_e2c_4] &gt; 'ə' U_030B</text:p>
          </table:table-cell>
          <table:table-cell table:formula="of:=[.$B$1]&amp;[.$B18]&amp;&quot;_&quot;&amp;[.H$2]&amp;&quot;] &gt; '&quot;&amp;[.$A18]&amp;&quot;' U_&quot;&amp;DEC2HEX(UNICODE([.H$1]);4)" office:value-type="string" office:string-value="&#10;+ [T_e2c_0] &gt; 'ə' U_030F" calcext:value-type="string">
            <text:p/>
            <text:p>+ [T_e2c_0] &gt; 'ə' U_030F</text:p>
          </table:table-cell>
          <table:table-cell/>
          <table:table-cell table:formula="of:=IF([.$N18]=[.O$2];COM.MICROSOFT.TEXTJOIN(&quot;, &quot;;1;[.$R18:.$W18]);&quot;&quot;)">
            <text:p/>
          </table:table-cell>
          <table:table-cell table:formula="of:=IF([.$N18]=[.P$2];COM.MICROSOFT.TEXTJOIN(&quot;, &quot;;1;[.$R18:.$W18]);&quot;&quot;)">
            <text:p/>
          </table:table-cell>
          <table:table-cell table:formula="of:=IF([.C18]=&quot;&quot;;&quot;U_&quot;&amp;DEC2HEX(UNICODE([.A18]);4);&quot;K_&quot;&amp;[.C18])" office:value-type="string" office:string-value="U_0259" calcext:value-type="string">
            <text:p>U_0259</text:p>
          </table:table-cell>
          <table:table-cell table:formula="of:=[.$T$1]&amp;[.R$2]&amp;&quot;-&quot;&amp;[.$Q18]&amp;[.$V$1]" office:value-type="string" office:string-value="#default-U_0259" calcext:value-type="string">
            <text:p>#default-U_0259</text:p>
          </table:table-cell>
          <table:table-cell table:formula="of:=[.$T$1]&amp;[.S$2]&amp;&quot;-&quot;&amp;[.$Q18]&amp;[.$V$1]" office:value-type="string" office:string-value="#vowels-U_0259" calcext:value-type="string">
            <text:p>#vowels-U_025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ɜ</text:p>
          </table:table-cell>
          <table:table-cell office:value-type="string" calcext:value-type="string">
            <text:p>e3u</text:p>
          </table:table-cell>
          <table:table-cell/>
          <table:table-cell table:formula="of:=[.$A19]&amp;[.D$1]" office:value-type="string" office:string-value="ɜ̀" calcext:value-type="string">
            <text:p>ɜ̀</text:p>
          </table:table-cell>
          <table:table-cell table:formula="of:=[.$A19]&amp;[.E$1]" office:value-type="string" office:string-value="ɜ̄" calcext:value-type="string">
            <text:p>ɜ̄</text:p>
          </table:table-cell>
          <table:table-cell table:formula="of:=[.$A19]&amp;[.F$1]" office:value-type="string" office:string-value="ɜ́" calcext:value-type="string">
            <text:p>ɜ́</text:p>
          </table:table-cell>
          <table:table-cell table:formula="of:=[.$A19]&amp;[.G$1]" office:value-type="string" office:string-value="ɜ̋" calcext:value-type="string">
            <text:p>ɜ̋</text:p>
          </table:table-cell>
          <table:table-cell table:formula="of:=[.$A19]&amp;[.H$1]" office:value-type="string" office:string-value="ɜ̏" calcext:value-type="string">
            <text:p>ɜ̏</text:p>
          </table:table-cell>
          <table:table-cell table:formula="of:=[.$B$1]&amp;[.$B19]&amp;&quot;_&quot;&amp;[.D$2]&amp;&quot;] &gt; '&quot;&amp;[.$A19]&amp;&quot;' U_&quot;&amp;DEC2HEX(UNICODE([.D$1]);4)" office:value-type="string" office:string-value="&#10;+ [T_e3u_1] &gt; 'ɜ' U_0300" calcext:value-type="string">
            <text:p/>
            <text:p>+ [T_e3u_1] &gt; 'ɜ' U_0300</text:p>
          </table:table-cell>
          <table:table-cell table:formula="of:=[.$B$1]&amp;[.$B19]&amp;&quot;_&quot;&amp;[.E$2]&amp;&quot;] &gt; '&quot;&amp;[.$A19]&amp;&quot;' U_&quot;&amp;DEC2HEX(UNICODE([.E$1]);4)" office:value-type="string" office:string-value="&#10;+ [T_e3u_2] &gt; 'ɜ' U_0304" calcext:value-type="string">
            <text:p/>
            <text:p>+ [T_e3u_2] &gt; 'ɜ' U_0304</text:p>
          </table:table-cell>
          <table:table-cell table:formula="of:=[.$B$1]&amp;[.$B19]&amp;&quot;_&quot;&amp;[.F$2]&amp;&quot;] &gt; '&quot;&amp;[.$A19]&amp;&quot;' U_&quot;&amp;DEC2HEX(UNICODE([.F$1]);4)" office:value-type="string" office:string-value="&#10;+ [T_e3u_3] &gt; 'ɜ' U_0301" calcext:value-type="string">
            <text:p/>
            <text:p>+ [T_e3u_3] &gt; 'ɜ' U_0301</text:p>
          </table:table-cell>
          <table:table-cell table:formula="of:=[.$B$1]&amp;[.$B19]&amp;&quot;_&quot;&amp;[.G$2]&amp;&quot;] &gt; '&quot;&amp;[.$A19]&amp;&quot;' U_&quot;&amp;DEC2HEX(UNICODE([.G$1]);4)" office:value-type="string" office:string-value="&#10;+ [T_e3u_4] &gt; 'ɜ' U_030B" calcext:value-type="string">
            <text:p/>
            <text:p>+ [T_e3u_4] &gt; 'ɜ' U_030B</text:p>
          </table:table-cell>
          <table:table-cell table:formula="of:=[.$B$1]&amp;[.$B19]&amp;&quot;_&quot;&amp;[.H$2]&amp;&quot;] &gt; '&quot;&amp;[.$A19]&amp;&quot;' U_&quot;&amp;DEC2HEX(UNICODE([.H$1]);4)" office:value-type="string" office:string-value="&#10;+ [T_e3u_0] &gt; 'ɜ' U_030F" calcext:value-type="string">
            <text:p/>
            <text:p>+ [T_e3u_0] &gt; 'ɜ' U_030F</text:p>
          </table:table-cell>
          <table:table-cell office:value-type="string" calcext:value-type="string">
            <text:p>u</text:p>
          </table:table-cell>
          <table:table-cell table:formula="of:=IF([.$N19]=[.O$2];COM.MICROSOFT.TEXTJOIN(&quot;, &quot;;1;[.$R19:.$W19]);&quot;&quot;)">
            <text:p/>
          </table:table-cell>
          <table:table-cell table:formula="of:=IF([.$N19]=[.P$2];COM.MICROSOFT.TEXTJOIN(&quot;, &quot;;1;[.$R19:.$W19]);&quot;&quot;)" office:value-type="string" office:string-value="#default-U_025C, #vowels-U_025C" calcext:value-type="string">
            <text:p>#default-U_025C, #vowels-U_025C</text:p>
          </table:table-cell>
          <table:table-cell table:formula="of:=IF([.C19]=&quot;&quot;;&quot;U_&quot;&amp;DEC2HEX(UNICODE([.A19]);4);&quot;K_&quot;&amp;[.C19])" office:value-type="string" office:string-value="U_025C" calcext:value-type="string">
            <text:p>U_025C</text:p>
          </table:table-cell>
          <table:table-cell table:formula="of:=[.$T$1]&amp;[.R$2]&amp;&quot;-&quot;&amp;[.$Q19]&amp;[.$V$1]" office:value-type="string" office:string-value="#default-U_025C" calcext:value-type="string">
            <text:p>#default-U_025C</text:p>
          </table:table-cell>
          <table:table-cell table:formula="of:=[.$T$1]&amp;[.S$2]&amp;&quot;-&quot;&amp;[.$Q19]&amp;[.$V$1]" office:value-type="string" office:string-value="#vowels-U_025C" calcext:value-type="string">
            <text:p>#vowels-U_025C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ɞ</text:p>
          </table:table-cell>
          <table:table-cell office:value-type="string" calcext:value-type="string">
            <text:p>oe3r</text:p>
          </table:table-cell>
          <table:table-cell/>
          <table:table-cell table:formula="of:=[.$A20]&amp;[.D$1]" office:value-type="string" office:string-value="ɞ̀" calcext:value-type="string">
            <text:p>ɞ̀</text:p>
          </table:table-cell>
          <table:table-cell table:formula="of:=[.$A20]&amp;[.E$1]" office:value-type="string" office:string-value="ɞ̄" calcext:value-type="string">
            <text:p>ɞ̄</text:p>
          </table:table-cell>
          <table:table-cell table:formula="of:=[.$A20]&amp;[.F$1]" office:value-type="string" office:string-value="ɞ́" calcext:value-type="string">
            <text:p>ɞ́</text:p>
          </table:table-cell>
          <table:table-cell table:formula="of:=[.$A20]&amp;[.G$1]" office:value-type="string" office:string-value="ɞ̋" calcext:value-type="string">
            <text:p>ɞ̋</text:p>
          </table:table-cell>
          <table:table-cell table:formula="of:=[.$A20]&amp;[.H$1]" office:value-type="string" office:string-value="ɞ̏" calcext:value-type="string">
            <text:p>ɞ̏</text:p>
          </table:table-cell>
          <table:table-cell table:formula="of:=[.$B$1]&amp;[.$B20]&amp;&quot;_&quot;&amp;[.D$2]&amp;&quot;] &gt; '&quot;&amp;[.$A20]&amp;&quot;' U_&quot;&amp;DEC2HEX(UNICODE([.D$1]);4)" office:value-type="string" office:string-value="&#10;+ [T_oe3r_1] &gt; 'ɞ' U_0300" calcext:value-type="string">
            <text:p/>
            <text:p>+ [T_oe3r_1] &gt; 'ɞ' U_0300</text:p>
          </table:table-cell>
          <table:table-cell table:formula="of:=[.$B$1]&amp;[.$B20]&amp;&quot;_&quot;&amp;[.E$2]&amp;&quot;] &gt; '&quot;&amp;[.$A20]&amp;&quot;' U_&quot;&amp;DEC2HEX(UNICODE([.E$1]);4)" office:value-type="string" office:string-value="&#10;+ [T_oe3r_2] &gt; 'ɞ' U_0304" calcext:value-type="string">
            <text:p/>
            <text:p>+ [T_oe3r_2] &gt; 'ɞ' U_0304</text:p>
          </table:table-cell>
          <table:table-cell table:formula="of:=[.$B$1]&amp;[.$B20]&amp;&quot;_&quot;&amp;[.F$2]&amp;&quot;] &gt; '&quot;&amp;[.$A20]&amp;&quot;' U_&quot;&amp;DEC2HEX(UNICODE([.F$1]);4)" office:value-type="string" office:string-value="&#10;+ [T_oe3r_3] &gt; 'ɞ' U_0301" calcext:value-type="string">
            <text:p/>
            <text:p>+ [T_oe3r_3] &gt; 'ɞ' U_0301</text:p>
          </table:table-cell>
          <table:table-cell table:formula="of:=[.$B$1]&amp;[.$B20]&amp;&quot;_&quot;&amp;[.G$2]&amp;&quot;] &gt; '&quot;&amp;[.$A20]&amp;&quot;' U_&quot;&amp;DEC2HEX(UNICODE([.G$1]);4)" office:value-type="string" office:string-value="&#10;+ [T_oe3r_4] &gt; 'ɞ' U_030B" calcext:value-type="string">
            <text:p/>
            <text:p>+ [T_oe3r_4] &gt; 'ɞ' U_030B</text:p>
          </table:table-cell>
          <table:table-cell table:formula="of:=[.$B$1]&amp;[.$B20]&amp;&quot;_&quot;&amp;[.H$2]&amp;&quot;] &gt; '&quot;&amp;[.$A20]&amp;&quot;' U_&quot;&amp;DEC2HEX(UNICODE([.H$1]);4)" office:value-type="string" office:string-value="&#10;+ [T_oe3r_0] &gt; 'ɞ' U_030F" calcext:value-type="string">
            <text:p/>
            <text:p>+ [T_oe3r_0] &gt; 'ɞ' U_030F</text:p>
          </table:table-cell>
          <table:table-cell office:value-type="string" calcext:value-type="string">
            <text:p>r</text:p>
          </table:table-cell>
          <table:table-cell table:formula="of:=IF([.$N20]=[.O$2];COM.MICROSOFT.TEXTJOIN(&quot;, &quot;;1;[.$R20:.$W20]);&quot;&quot;)" office:value-type="string" office:string-value="#default-U_025E, #vowels-U_025E" calcext:value-type="string">
            <text:p>#default-U_025E, #vowels-U_025E</text:p>
          </table:table-cell>
          <table:table-cell table:formula="of:=IF([.$N20]=[.P$2];COM.MICROSOFT.TEXTJOIN(&quot;, &quot;;1;[.$R20:.$W20]);&quot;&quot;)">
            <text:p/>
          </table:table-cell>
          <table:table-cell table:formula="of:=IF([.C20]=&quot;&quot;;&quot;U_&quot;&amp;DEC2HEX(UNICODE([.A20]);4);&quot;K_&quot;&amp;[.C20])" office:value-type="string" office:string-value="U_025E" calcext:value-type="string">
            <text:p>U_025E</text:p>
          </table:table-cell>
          <table:table-cell table:formula="of:=[.$T$1]&amp;[.R$2]&amp;&quot;-&quot;&amp;[.$Q20]&amp;[.$V$1]" office:value-type="string" office:string-value="#default-U_025E" calcext:value-type="string">
            <text:p>#default-U_025E</text:p>
          </table:table-cell>
          <table:table-cell table:formula="of:=[.$T$1]&amp;[.S$2]&amp;&quot;-&quot;&amp;[.$Q20]&amp;[.$V$1]" office:value-type="string" office:string-value="#vowels-U_025E" calcext:value-type="string">
            <text:p>#vowels-U_025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ɐ</text:p>
          </table:table-cell>
          <table:table-cell office:value-type="string" calcext:value-type="string">
            <text:p>a3c</text:p>
          </table:table-cell>
          <table:table-cell/>
          <table:table-cell table:formula="of:=[.$A21]&amp;[.D$1]" office:value-type="string" office:string-value="ɐ̀" calcext:value-type="string">
            <text:p>ɐ̀</text:p>
          </table:table-cell>
          <table:table-cell table:formula="of:=[.$A21]&amp;[.E$1]" office:value-type="string" office:string-value="ɐ̄" calcext:value-type="string">
            <text:p>ɐ̄</text:p>
          </table:table-cell>
          <table:table-cell table:formula="of:=[.$A21]&amp;[.F$1]" office:value-type="string" office:string-value="ɐ́" calcext:value-type="string">
            <text:p>ɐ́</text:p>
          </table:table-cell>
          <table:table-cell table:formula="of:=[.$A21]&amp;[.G$1]" office:value-type="string" office:string-value="ɐ̋" calcext:value-type="string">
            <text:p>ɐ̋</text:p>
          </table:table-cell>
          <table:table-cell table:formula="of:=[.$A21]&amp;[.H$1]" office:value-type="string" office:string-value="ɐ̏" calcext:value-type="string">
            <text:p>ɐ̏</text:p>
          </table:table-cell>
          <table:table-cell table:formula="of:=[.$B$1]&amp;[.$B21]&amp;&quot;_&quot;&amp;[.D$2]&amp;&quot;] &gt; '&quot;&amp;[.$A21]&amp;&quot;' U_&quot;&amp;DEC2HEX(UNICODE([.D$1]);4)" office:value-type="string" office:string-value="&#10;+ [T_a3c_1] &gt; 'ɐ' U_0300" calcext:value-type="string">
            <text:p/>
            <text:p>+ [T_a3c_1] &gt; 'ɐ' U_0300</text:p>
          </table:table-cell>
          <table:table-cell table:formula="of:=[.$B$1]&amp;[.$B21]&amp;&quot;_&quot;&amp;[.E$2]&amp;&quot;] &gt; '&quot;&amp;[.$A21]&amp;&quot;' U_&quot;&amp;DEC2HEX(UNICODE([.E$1]);4)" office:value-type="string" office:string-value="&#10;+ [T_a3c_2] &gt; 'ɐ' U_0304" calcext:value-type="string">
            <text:p/>
            <text:p>+ [T_a3c_2] &gt; 'ɐ' U_0304</text:p>
          </table:table-cell>
          <table:table-cell table:formula="of:=[.$B$1]&amp;[.$B21]&amp;&quot;_&quot;&amp;[.F$2]&amp;&quot;] &gt; '&quot;&amp;[.$A21]&amp;&quot;' U_&quot;&amp;DEC2HEX(UNICODE([.F$1]);4)" office:value-type="string" office:string-value="&#10;+ [T_a3c_3] &gt; 'ɐ' U_0301" calcext:value-type="string">
            <text:p/>
            <text:p>+ [T_a3c_3] &gt; 'ɐ' U_0301</text:p>
          </table:table-cell>
          <table:table-cell table:formula="of:=[.$B$1]&amp;[.$B21]&amp;&quot;_&quot;&amp;[.G$2]&amp;&quot;] &gt; '&quot;&amp;[.$A21]&amp;&quot;' U_&quot;&amp;DEC2HEX(UNICODE([.G$1]);4)" office:value-type="string" office:string-value="&#10;+ [T_a3c_4] &gt; 'ɐ' U_030B" calcext:value-type="string">
            <text:p/>
            <text:p>+ [T_a3c_4] &gt; 'ɐ' U_030B</text:p>
          </table:table-cell>
          <table:table-cell table:formula="of:=[.$B$1]&amp;[.$B21]&amp;&quot;_&quot;&amp;[.H$2]&amp;&quot;] &gt; '&quot;&amp;[.$A21]&amp;&quot;' U_&quot;&amp;DEC2HEX(UNICODE([.H$1]);4)" office:value-type="string" office:string-value="&#10;+ [T_a3c_0] &gt; 'ɐ' U_030F" calcext:value-type="string">
            <text:p/>
            <text:p>+ [T_a3c_0] &gt; 'ɐ' U_030F</text:p>
          </table:table-cell>
          <table:table-cell/>
          <table:table-cell table:formula="of:=IF([.$N21]=[.O$2];COM.MICROSOFT.TEXTJOIN(&quot;, &quot;;1;[.$R21:.$W21]);&quot;&quot;)">
            <text:p/>
          </table:table-cell>
          <table:table-cell table:formula="of:=IF([.$N21]=[.P$2];COM.MICROSOFT.TEXTJOIN(&quot;, &quot;;1;[.$R21:.$W21]);&quot;&quot;)">
            <text:p/>
          </table:table-cell>
          <table:table-cell table:formula="of:=IF([.C21]=&quot;&quot;;&quot;U_&quot;&amp;DEC2HEX(UNICODE([.A21]);4);&quot;K_&quot;&amp;[.C21])" office:value-type="string" office:string-value="U_0250" calcext:value-type="string">
            <text:p>U_0250</text:p>
          </table:table-cell>
          <table:table-cell table:formula="of:=[.$T$1]&amp;[.R$2]&amp;&quot;-&quot;&amp;[.$Q21]&amp;[.$V$1]" office:value-type="string" office:string-value="#default-U_0250" calcext:value-type="string">
            <text:p>#default-U_0250</text:p>
          </table:table-cell>
          <table:table-cell table:formula="of:=[.$T$1]&amp;[.S$2]&amp;&quot;-&quot;&amp;[.$Q21]&amp;[.$V$1]" office:value-type="string" office:string-value="#vowels-U_0250" calcext:value-type="string">
            <text:p>#vowels-U_025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ɯ</text:p>
          </table:table-cell>
          <table:table-cell office:value-type="string" calcext:value-type="string">
            <text:p>u1u</text:p>
          </table:table-cell>
          <table:table-cell/>
          <table:table-cell table:formula="of:=[.$A22]&amp;[.D$1]" office:value-type="string" office:string-value="ɯ̀" calcext:value-type="string">
            <text:p>ɯ̀</text:p>
          </table:table-cell>
          <table:table-cell table:formula="of:=[.$A22]&amp;[.E$1]" office:value-type="string" office:string-value="ɯ̄" calcext:value-type="string">
            <text:p>ɯ̄</text:p>
          </table:table-cell>
          <table:table-cell table:formula="of:=[.$A22]&amp;[.F$1]" office:value-type="string" office:string-value="ɯ́" calcext:value-type="string">
            <text:p>ɯ́</text:p>
          </table:table-cell>
          <table:table-cell table:formula="of:=[.$A22]&amp;[.G$1]" office:value-type="string" office:string-value="ɯ̋" calcext:value-type="string">
            <text:p>ɯ̋</text:p>
          </table:table-cell>
          <table:table-cell table:formula="of:=[.$A22]&amp;[.H$1]" office:value-type="string" office:string-value="ɯ̏" calcext:value-type="string">
            <text:p>ɯ̏</text:p>
          </table:table-cell>
          <table:table-cell table:formula="of:=[.$B$1]&amp;[.$B22]&amp;&quot;_&quot;&amp;[.D$2]&amp;&quot;] &gt; '&quot;&amp;[.$A22]&amp;&quot;' U_&quot;&amp;DEC2HEX(UNICODE([.D$1]);4)" office:value-type="string" office:string-value="&#10;+ [T_u1u_1] &gt; 'ɯ' U_0300" calcext:value-type="string">
            <text:p/>
            <text:p>+ [T_u1u_1] &gt; 'ɯ' U_0300</text:p>
          </table:table-cell>
          <table:table-cell table:formula="of:=[.$B$1]&amp;[.$B22]&amp;&quot;_&quot;&amp;[.E$2]&amp;&quot;] &gt; '&quot;&amp;[.$A22]&amp;&quot;' U_&quot;&amp;DEC2HEX(UNICODE([.E$1]);4)" office:value-type="string" office:string-value="&#10;+ [T_u1u_2] &gt; 'ɯ' U_0304" calcext:value-type="string">
            <text:p/>
            <text:p>+ [T_u1u_2] &gt; 'ɯ' U_0304</text:p>
          </table:table-cell>
          <table:table-cell table:formula="of:=[.$B$1]&amp;[.$B22]&amp;&quot;_&quot;&amp;[.F$2]&amp;&quot;] &gt; '&quot;&amp;[.$A22]&amp;&quot;' U_&quot;&amp;DEC2HEX(UNICODE([.F$1]);4)" office:value-type="string" office:string-value="&#10;+ [T_u1u_3] &gt; 'ɯ' U_0301" calcext:value-type="string">
            <text:p/>
            <text:p>+ [T_u1u_3] &gt; 'ɯ' U_0301</text:p>
          </table:table-cell>
          <table:table-cell table:formula="of:=[.$B$1]&amp;[.$B22]&amp;&quot;_&quot;&amp;[.G$2]&amp;&quot;] &gt; '&quot;&amp;[.$A22]&amp;&quot;' U_&quot;&amp;DEC2HEX(UNICODE([.G$1]);4)" office:value-type="string" office:string-value="&#10;+ [T_u1u_4] &gt; 'ɯ' U_030B" calcext:value-type="string">
            <text:p/>
            <text:p>+ [T_u1u_4] &gt; 'ɯ' U_030B</text:p>
          </table:table-cell>
          <table:table-cell table:formula="of:=[.$B$1]&amp;[.$B22]&amp;&quot;_&quot;&amp;[.H$2]&amp;&quot;] &gt; '&quot;&amp;[.$A22]&amp;&quot;' U_&quot;&amp;DEC2HEX(UNICODE([.H$1]);4)" office:value-type="string" office:string-value="&#10;+ [T_u1u_0] &gt; 'ɯ' U_030F" calcext:value-type="string">
            <text:p/>
            <text:p>+ [T_u1u_0] &gt; 'ɯ' U_030F</text:p>
          </table:table-cell>
          <table:table-cell office:value-type="string" calcext:value-type="string">
            <text:p>u</text:p>
          </table:table-cell>
          <table:table-cell table:formula="of:=IF([.$N22]=[.O$2];COM.MICROSOFT.TEXTJOIN(&quot;, &quot;;1;[.$R22:.$W22]);&quot;&quot;)">
            <text:p/>
          </table:table-cell>
          <table:table-cell table:formula="of:=IF([.$N22]=[.P$2];COM.MICROSOFT.TEXTJOIN(&quot;, &quot;;1;[.$R22:.$W22]);&quot;&quot;)" office:value-type="string" office:string-value="#default-U_026F, #vowels-U_026F" calcext:value-type="string">
            <text:p>#default-U_026F, #vowels-U_026F</text:p>
          </table:table-cell>
          <table:table-cell table:formula="of:=IF([.C22]=&quot;&quot;;&quot;U_&quot;&amp;DEC2HEX(UNICODE([.A22]);4);&quot;K_&quot;&amp;[.C22])" office:value-type="string" office:string-value="U_026F" calcext:value-type="string">
            <text:p>U_026F</text:p>
          </table:table-cell>
          <table:table-cell table:formula="of:=[.$T$1]&amp;[.R$2]&amp;&quot;-&quot;&amp;[.$Q22]&amp;[.$V$1]" office:value-type="string" office:string-value="#default-U_026F" calcext:value-type="string">
            <text:p>#default-U_026F</text:p>
          </table:table-cell>
          <table:table-cell table:formula="of:=[.$T$1]&amp;[.S$2]&amp;&quot;-&quot;&amp;[.$Q22]&amp;[.$V$1]" office:value-type="string" office:string-value="#vowels-U_026F" calcext:value-type="string">
            <text:p>#vowels-U_026F</text:p>
          </table:table-cell>
          <table:table-cell table:number-columns-repeated="3"/>
        </table:table-row>
        <table:table-row table:style-name="ro3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U</text:p>
          </table:table-cell>
          <table:table-cell table:formula="of:=[.$A23]&amp;[.D$1]" office:value-type="string" office:string-value="ù" calcext:value-type="string">
            <text:p>ù</text:p>
          </table:table-cell>
          <table:table-cell table:formula="of:=[.$A23]&amp;[.E$1]" office:value-type="string" office:string-value="ū" calcext:value-type="string">
            <text:p>ū</text:p>
          </table:table-cell>
          <table:table-cell table:formula="of:=[.$A23]&amp;[.F$1]" office:value-type="string" office:string-value="ú" calcext:value-type="string">
            <text:p>ú</text:p>
          </table:table-cell>
          <table:table-cell table:formula="of:=[.$A23]&amp;[.G$1]" office:value-type="string" office:string-value="ű" calcext:value-type="string">
            <text:p>ű</text:p>
          </table:table-cell>
          <table:table-cell table:formula="of:=[.$A23]&amp;[.H$1]" office:value-type="string" office:string-value="ȕ" calcext:value-type="string">
            <text:p>ȕ</text:p>
          </table:table-cell>
          <table:table-cell table:formula="of:=[.$B$1]&amp;[.$B23]&amp;&quot;_&quot;&amp;[.D$2]&amp;&quot;] &gt; '&quot;&amp;[.$A23]&amp;&quot;' U_&quot;&amp;DEC2HEX(UNICODE([.D$1]);4)" office:value-type="string" office:string-value="&#10;+ [T_u_1] &gt; 'u' U_0300" calcext:value-type="string">
            <text:p/>
            <text:p>+ [T_u_1] &gt; 'u' U_0300</text:p>
          </table:table-cell>
          <table:table-cell table:formula="of:=[.$B$1]&amp;[.$B23]&amp;&quot;_&quot;&amp;[.E$2]&amp;&quot;] &gt; '&quot;&amp;[.$A23]&amp;&quot;' U_&quot;&amp;DEC2HEX(UNICODE([.E$1]);4)" office:value-type="string" office:string-value="&#10;+ [T_u_2] &gt; 'u' U_0304" calcext:value-type="string">
            <text:p/>
            <text:p>+ [T_u_2] &gt; 'u' U_0304</text:p>
          </table:table-cell>
          <table:table-cell table:formula="of:=[.$B$1]&amp;[.$B23]&amp;&quot;_&quot;&amp;[.F$2]&amp;&quot;] &gt; '&quot;&amp;[.$A23]&amp;&quot;' U_&quot;&amp;DEC2HEX(UNICODE([.F$1]);4)" office:value-type="string" office:string-value="&#10;+ [T_u_3] &gt; 'u' U_0301" calcext:value-type="string">
            <text:p/>
            <text:p>+ [T_u_3] &gt; 'u' U_0301</text:p>
          </table:table-cell>
          <table:table-cell table:formula="of:=[.$B$1]&amp;[.$B23]&amp;&quot;_&quot;&amp;[.G$2]&amp;&quot;] &gt; '&quot;&amp;[.$A23]&amp;&quot;' U_&quot;&amp;DEC2HEX(UNICODE([.G$1]);4)" office:value-type="string" office:string-value="&#10;+ [T_u_4] &gt; 'u' U_030B" calcext:value-type="string">
            <text:p/>
            <text:p>+ [T_u_4] &gt; 'u' U_030B</text:p>
          </table:table-cell>
          <table:table-cell table:formula="of:=[.$B$1]&amp;[.$B23]&amp;&quot;_&quot;&amp;[.H$2]&amp;&quot;] &gt; '&quot;&amp;[.$A23]&amp;&quot;' U_&quot;&amp;DEC2HEX(UNICODE([.H$1]);4)" office:value-type="string" office:string-value="&#10;+ [T_u_0] &gt; 'u' U_030F" calcext:value-type="string">
            <text:p/>
            <text:p>+ [T_u_0] &gt; 'u' U_030F</text:p>
          </table:table-cell>
          <table:table-cell office:value-type="string" calcext:value-type="string">
            <text:p>r</text:p>
          </table:table-cell>
          <table:table-cell table:formula="of:=IF([.$N23]=[.O$2];COM.MICROSOFT.TEXTJOIN(&quot;, &quot;;1;[.$R23:.$W23]);&quot;&quot;)" office:value-type="string" office:string-value="#default-K_U, #vowels-K_U" calcext:value-type="string">
            <text:p>#default-K_U, #vowels-K_U</text:p>
          </table:table-cell>
          <table:table-cell table:formula="of:=IF([.$N23]=[.P$2];COM.MICROSOFT.TEXTJOIN(&quot;, &quot;;1;[.$R23:.$W23]);&quot;&quot;)">
            <text:p/>
          </table:table-cell>
          <table:table-cell table:formula="of:=IF([.C23]=&quot;&quot;;&quot;U_&quot;&amp;DEC2HEX(UNICODE([.A23]);4);&quot;K_&quot;&amp;[.C23])" office:value-type="string" office:string-value="K_U" calcext:value-type="string">
            <text:p>K_U</text:p>
          </table:table-cell>
          <table:table-cell table:formula="of:=[.$T$1]&amp;[.R$2]&amp;&quot;-&quot;&amp;[.$Q23]&amp;[.$V$1]" office:value-type="string" office:string-value="#default-K_U" calcext:value-type="string">
            <text:p>#default-K_U</text:p>
          </table:table-cell>
          <table:table-cell table:formula="of:=[.$T$1]&amp;[.S$2]&amp;&quot;-&quot;&amp;[.$Q23]&amp;[.$V$1]" office:value-type="string" office:string-value="#vowels-K_U" calcext:value-type="string">
            <text:p>#vowels-K_U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ʊ</text:p>
          </table:table-cell>
          <table:table-cell office:value-type="string" calcext:value-type="string">
            <text:p>uc</text:p>
          </table:table-cell>
          <table:table-cell/>
          <table:table-cell table:formula="of:=[.$A24]&amp;[.D$1]" office:value-type="string" office:string-value="ʊ̀" calcext:value-type="string">
            <text:p>ʊ̀</text:p>
          </table:table-cell>
          <table:table-cell table:formula="of:=[.$A24]&amp;[.E$1]" office:value-type="string" office:string-value="ʊ̄" calcext:value-type="string">
            <text:p>ʊ̄</text:p>
          </table:table-cell>
          <table:table-cell table:formula="of:=[.$A24]&amp;[.F$1]" office:value-type="string" office:string-value="ʊ́" calcext:value-type="string">
            <text:p>ʊ́</text:p>
          </table:table-cell>
          <table:table-cell table:formula="of:=[.$A24]&amp;[.G$1]" office:value-type="string" office:string-value="ʊ̋" calcext:value-type="string">
            <text:p>ʊ̋</text:p>
          </table:table-cell>
          <table:table-cell table:formula="of:=[.$A24]&amp;[.H$1]" office:value-type="string" office:string-value="ʊ̏" calcext:value-type="string">
            <text:p>ʊ̏</text:p>
          </table:table-cell>
          <table:table-cell table:formula="of:=[.$B$1]&amp;[.$B24]&amp;&quot;_&quot;&amp;[.D$2]&amp;&quot;] &gt; '&quot;&amp;[.$A24]&amp;&quot;' U_&quot;&amp;DEC2HEX(UNICODE([.D$1]);4)" office:value-type="string" office:string-value="&#10;+ [T_uc_1] &gt; 'ʊ' U_0300" calcext:value-type="string">
            <text:p/>
            <text:p>+ [T_uc_1] &gt; 'ʊ' U_0300</text:p>
          </table:table-cell>
          <table:table-cell table:formula="of:=[.$B$1]&amp;[.$B24]&amp;&quot;_&quot;&amp;[.E$2]&amp;&quot;] &gt; '&quot;&amp;[.$A24]&amp;&quot;' U_&quot;&amp;DEC2HEX(UNICODE([.E$1]);4)" office:value-type="string" office:string-value="&#10;+ [T_uc_2] &gt; 'ʊ' U_0304" calcext:value-type="string">
            <text:p/>
            <text:p>+ [T_uc_2] &gt; 'ʊ' U_0304</text:p>
          </table:table-cell>
          <table:table-cell table:formula="of:=[.$B$1]&amp;[.$B24]&amp;&quot;_&quot;&amp;[.F$2]&amp;&quot;] &gt; '&quot;&amp;[.$A24]&amp;&quot;' U_&quot;&amp;DEC2HEX(UNICODE([.F$1]);4)" office:value-type="string" office:string-value="&#10;+ [T_uc_3] &gt; 'ʊ' U_0301" calcext:value-type="string">
            <text:p/>
            <text:p>+ [T_uc_3] &gt; 'ʊ' U_0301</text:p>
          </table:table-cell>
          <table:table-cell table:formula="of:=[.$B$1]&amp;[.$B24]&amp;&quot;_&quot;&amp;[.G$2]&amp;&quot;] &gt; '&quot;&amp;[.$A24]&amp;&quot;' U_&quot;&amp;DEC2HEX(UNICODE([.G$1]);4)" office:value-type="string" office:string-value="&#10;+ [T_uc_4] &gt; 'ʊ' U_030B" calcext:value-type="string">
            <text:p/>
            <text:p>+ [T_uc_4] &gt; 'ʊ' U_030B</text:p>
          </table:table-cell>
          <table:table-cell table:formula="of:=[.$B$1]&amp;[.$B24]&amp;&quot;_&quot;&amp;[.H$2]&amp;&quot;] &gt; '&quot;&amp;[.$A24]&amp;&quot;' U_&quot;&amp;DEC2HEX(UNICODE([.H$1]);4)" office:value-type="string" office:string-value="&#10;+ [T_uc_0] &gt; 'ʊ' U_030F" calcext:value-type="string">
            <text:p/>
            <text:p>+ [T_uc_0] &gt; 'ʊ' U_030F</text:p>
          </table:table-cell>
          <table:table-cell office:value-type="string" calcext:value-type="string">
            <text:p>r</text:p>
          </table:table-cell>
          <table:table-cell table:formula="of:=IF([.$N24]=[.O$2];COM.MICROSOFT.TEXTJOIN(&quot;, &quot;;1;[.$R24:.$W24]);&quot;&quot;)" office:value-type="string" office:string-value="#default-U_028A, #vowels-U_028A" calcext:value-type="string">
            <text:p>#default-U_028A, #vowels-U_028A</text:p>
          </table:table-cell>
          <table:table-cell table:formula="of:=IF([.$N24]=[.P$2];COM.MICROSOFT.TEXTJOIN(&quot;, &quot;;1;[.$R24:.$W24]);&quot;&quot;)">
            <text:p/>
          </table:table-cell>
          <table:table-cell table:formula="of:=IF([.C24]=&quot;&quot;;&quot;U_&quot;&amp;DEC2HEX(UNICODE([.A24]);4);&quot;K_&quot;&amp;[.C24])" office:value-type="string" office:string-value="U_028A" calcext:value-type="string">
            <text:p>U_028A</text:p>
          </table:table-cell>
          <table:table-cell table:formula="of:=[.$T$1]&amp;[.R$2]&amp;&quot;-&quot;&amp;[.$Q24]&amp;[.$V$1]" office:value-type="string" office:string-value="#default-U_028A" calcext:value-type="string">
            <text:p>#default-U_028A</text:p>
          </table:table-cell>
          <table:table-cell table:formula="of:=[.$T$1]&amp;[.S$2]&amp;&quot;-&quot;&amp;[.$Q24]&amp;[.$V$1]" office:value-type="string" office:string-value="#vowels-U_028A" calcext:value-type="string">
            <text:p>#vowels-U_028A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ɤ</text:p>
          </table:table-cell>
          <table:table-cell office:value-type="string" calcext:value-type="string">
            <text:p>o2u</text:p>
          </table:table-cell>
          <table:table-cell/>
          <table:table-cell table:formula="of:=[.$A25]&amp;[.D$1]" office:value-type="string" office:string-value="ɤ̀" calcext:value-type="string">
            <text:p>ɤ̀</text:p>
          </table:table-cell>
          <table:table-cell table:formula="of:=[.$A25]&amp;[.E$1]" office:value-type="string" office:string-value="ɤ̄" calcext:value-type="string">
            <text:p>ɤ̄</text:p>
          </table:table-cell>
          <table:table-cell table:formula="of:=[.$A25]&amp;[.F$1]" office:value-type="string" office:string-value="ɤ́" calcext:value-type="string">
            <text:p>ɤ́</text:p>
          </table:table-cell>
          <table:table-cell table:formula="of:=[.$A25]&amp;[.G$1]" office:value-type="string" office:string-value="ɤ̋" calcext:value-type="string">
            <text:p>ɤ̋</text:p>
          </table:table-cell>
          <table:table-cell table:formula="of:=[.$A25]&amp;[.H$1]" office:value-type="string" office:string-value="ɤ̏" calcext:value-type="string">
            <text:p>ɤ̏</text:p>
          </table:table-cell>
          <table:table-cell table:formula="of:=[.$B$1]&amp;[.$B25]&amp;&quot;_&quot;&amp;[.D$2]&amp;&quot;] &gt; '&quot;&amp;[.$A25]&amp;&quot;' U_&quot;&amp;DEC2HEX(UNICODE([.D$1]);4)" office:value-type="string" office:string-value="&#10;+ [T_o2u_1] &gt; 'ɤ' U_0300" calcext:value-type="string">
            <text:p/>
            <text:p>+ [T_o2u_1] &gt; 'ɤ' U_0300</text:p>
          </table:table-cell>
          <table:table-cell table:formula="of:=[.$B$1]&amp;[.$B25]&amp;&quot;_&quot;&amp;[.E$2]&amp;&quot;] &gt; '&quot;&amp;[.$A25]&amp;&quot;' U_&quot;&amp;DEC2HEX(UNICODE([.E$1]);4)" office:value-type="string" office:string-value="&#10;+ [T_o2u_2] &gt; 'ɤ' U_0304" calcext:value-type="string">
            <text:p/>
            <text:p>+ [T_o2u_2] &gt; 'ɤ' U_0304</text:p>
          </table:table-cell>
          <table:table-cell table:formula="of:=[.$B$1]&amp;[.$B25]&amp;&quot;_&quot;&amp;[.F$2]&amp;&quot;] &gt; '&quot;&amp;[.$A25]&amp;&quot;' U_&quot;&amp;DEC2HEX(UNICODE([.F$1]);4)" office:value-type="string" office:string-value="&#10;+ [T_o2u_3] &gt; 'ɤ' U_0301" calcext:value-type="string">
            <text:p/>
            <text:p>+ [T_o2u_3] &gt; 'ɤ' U_0301</text:p>
          </table:table-cell>
          <table:table-cell table:formula="of:=[.$B$1]&amp;[.$B25]&amp;&quot;_&quot;&amp;[.G$2]&amp;&quot;] &gt; '&quot;&amp;[.$A25]&amp;&quot;' U_&quot;&amp;DEC2HEX(UNICODE([.G$1]);4)" office:value-type="string" office:string-value="&#10;+ [T_o2u_4] &gt; 'ɤ' U_030B" calcext:value-type="string">
            <text:p/>
            <text:p>+ [T_o2u_4] &gt; 'ɤ' U_030B</text:p>
          </table:table-cell>
          <table:table-cell table:formula="of:=[.$B$1]&amp;[.$B25]&amp;&quot;_&quot;&amp;[.H$2]&amp;&quot;] &gt; '&quot;&amp;[.$A25]&amp;&quot;' U_&quot;&amp;DEC2HEX(UNICODE([.H$1]);4)" office:value-type="string" office:string-value="&#10;+ [T_o2u_0] &gt; 'ɤ' U_030F" calcext:value-type="string">
            <text:p/>
            <text:p>+ [T_o2u_0] &gt; 'ɤ' U_030F</text:p>
          </table:table-cell>
          <table:table-cell office:value-type="string" calcext:value-type="string">
            <text:p>u</text:p>
          </table:table-cell>
          <table:table-cell table:formula="of:=IF([.$N25]=[.O$2];COM.MICROSOFT.TEXTJOIN(&quot;, &quot;;1;[.$R25:.$W25]);&quot;&quot;)">
            <text:p/>
          </table:table-cell>
          <table:table-cell table:formula="of:=IF([.$N25]=[.P$2];COM.MICROSOFT.TEXTJOIN(&quot;, &quot;;1;[.$R25:.$W25]);&quot;&quot;)" office:value-type="string" office:string-value="#default-U_0264, #vowels-U_0264" calcext:value-type="string">
            <text:p>#default-U_0264, #vowels-U_0264</text:p>
          </table:table-cell>
          <table:table-cell table:formula="of:=IF([.C25]=&quot;&quot;;&quot;U_&quot;&amp;DEC2HEX(UNICODE([.A25]);4);&quot;K_&quot;&amp;[.C25])" office:value-type="string" office:string-value="U_0264" calcext:value-type="string">
            <text:p>U_0264</text:p>
          </table:table-cell>
          <table:table-cell table:formula="of:=[.$T$1]&amp;[.R$2]&amp;&quot;-&quot;&amp;[.$Q25]&amp;[.$V$1]" office:value-type="string" office:string-value="#default-U_0264" calcext:value-type="string">
            <text:p>#default-U_0264</text:p>
          </table:table-cell>
          <table:table-cell table:formula="of:=[.$T$1]&amp;[.S$2]&amp;&quot;-&quot;&amp;[.$Q25]&amp;[.$V$1]" office:value-type="string" office:string-value="#vowels-U_0264" calcext:value-type="string">
            <text:p>#vowels-U_0264</text:p>
          </table:table-cell>
          <table:table-cell table:number-columns-repeated="3"/>
        </table:table-row>
        <table:table-row table:style-name="ro3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formula="of:=[.$A26]&amp;[.D$1]" office:value-type="string" office:string-value="ò" calcext:value-type="string">
            <text:p>ò</text:p>
          </table:table-cell>
          <table:table-cell table:formula="of:=[.$A26]&amp;[.E$1]" office:value-type="string" office:string-value="ō" calcext:value-type="string">
            <text:p>ō</text:p>
          </table:table-cell>
          <table:table-cell table:formula="of:=[.$A26]&amp;[.F$1]" office:value-type="string" office:string-value="ó" calcext:value-type="string">
            <text:p>ó</text:p>
          </table:table-cell>
          <table:table-cell table:formula="of:=[.$A26]&amp;[.G$1]" office:value-type="string" office:string-value="ő" calcext:value-type="string">
            <text:p>ő</text:p>
          </table:table-cell>
          <table:table-cell table:formula="of:=[.$A26]&amp;[.H$1]" office:value-type="string" office:string-value="ȍ" calcext:value-type="string">
            <text:p>ȍ</text:p>
          </table:table-cell>
          <table:table-cell table:formula="of:=[.$B$1]&amp;[.$B26]&amp;&quot;_&quot;&amp;[.D$2]&amp;&quot;] &gt; '&quot;&amp;[.$A26]&amp;&quot;' U_&quot;&amp;DEC2HEX(UNICODE([.D$1]);4)" office:value-type="string" office:string-value="&#10;+ [T_o_1] &gt; 'o' U_0300" calcext:value-type="string">
            <text:p/>
            <text:p>+ [T_o_1] &gt; 'o' U_0300</text:p>
          </table:table-cell>
          <table:table-cell table:formula="of:=[.$B$1]&amp;[.$B26]&amp;&quot;_&quot;&amp;[.E$2]&amp;&quot;] &gt; '&quot;&amp;[.$A26]&amp;&quot;' U_&quot;&amp;DEC2HEX(UNICODE([.E$1]);4)" office:value-type="string" office:string-value="&#10;+ [T_o_2] &gt; 'o' U_0304" calcext:value-type="string">
            <text:p/>
            <text:p>+ [T_o_2] &gt; 'o' U_0304</text:p>
          </table:table-cell>
          <table:table-cell table:formula="of:=[.$B$1]&amp;[.$B26]&amp;&quot;_&quot;&amp;[.F$2]&amp;&quot;] &gt; '&quot;&amp;[.$A26]&amp;&quot;' U_&quot;&amp;DEC2HEX(UNICODE([.F$1]);4)" office:value-type="string" office:string-value="&#10;+ [T_o_3] &gt; 'o' U_0301" calcext:value-type="string">
            <text:p/>
            <text:p>+ [T_o_3] &gt; 'o' U_0301</text:p>
          </table:table-cell>
          <table:table-cell table:formula="of:=[.$B$1]&amp;[.$B26]&amp;&quot;_&quot;&amp;[.G$2]&amp;&quot;] &gt; '&quot;&amp;[.$A26]&amp;&quot;' U_&quot;&amp;DEC2HEX(UNICODE([.G$1]);4)" office:value-type="string" office:string-value="&#10;+ [T_o_4] &gt; 'o' U_030B" calcext:value-type="string">
            <text:p/>
            <text:p>+ [T_o_4] &gt; 'o' U_030B</text:p>
          </table:table-cell>
          <table:table-cell table:formula="of:=[.$B$1]&amp;[.$B26]&amp;&quot;_&quot;&amp;[.H$2]&amp;&quot;] &gt; '&quot;&amp;[.$A26]&amp;&quot;' U_&quot;&amp;DEC2HEX(UNICODE([.H$1]);4)" office:value-type="string" office:string-value="&#10;+ [T_o_0] &gt; 'o' U_030F" calcext:value-type="string">
            <text:p/>
            <text:p>+ [T_o_0] &gt; 'o' U_030F</text:p>
          </table:table-cell>
          <table:table-cell office:value-type="string" calcext:value-type="string">
            <text:p>r</text:p>
          </table:table-cell>
          <table:table-cell table:formula="of:=IF([.$N26]=[.O$2];COM.MICROSOFT.TEXTJOIN(&quot;, &quot;;1;[.$R26:.$W26]);&quot;&quot;)" office:value-type="string" office:string-value="#default-K_O, #vowels-K_O" calcext:value-type="string">
            <text:p>#default-K_O, #vowels-K_O</text:p>
          </table:table-cell>
          <table:table-cell table:formula="of:=IF([.$N26]=[.P$2];COM.MICROSOFT.TEXTJOIN(&quot;, &quot;;1;[.$R26:.$W26]);&quot;&quot;)">
            <text:p/>
          </table:table-cell>
          <table:table-cell table:formula="of:=IF([.C26]=&quot;&quot;;&quot;U_&quot;&amp;DEC2HEX(UNICODE([.A26]);4);&quot;K_&quot;&amp;[.C26])" office:value-type="string" office:string-value="K_O" calcext:value-type="string">
            <text:p>K_O</text:p>
          </table:table-cell>
          <table:table-cell table:formula="of:=[.$T$1]&amp;[.R$2]&amp;&quot;-&quot;&amp;[.$Q26]&amp;[.$V$1]" office:value-type="string" office:string-value="#default-K_O" calcext:value-type="string">
            <text:p>#default-K_O</text:p>
          </table:table-cell>
          <table:table-cell table:formula="of:=[.$T$1]&amp;[.S$2]&amp;&quot;-&quot;&amp;[.$Q26]&amp;[.$V$1]" office:value-type="string" office:string-value="#vowels-K_O" calcext:value-type="string">
            <text:p>#vowels-K_O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ʌ</text:p>
          </table:table-cell>
          <table:table-cell office:value-type="string" calcext:value-type="string">
            <text:p>a3u</text:p>
          </table:table-cell>
          <table:table-cell/>
          <table:table-cell table:formula="of:=[.$A27]&amp;[.D$1]" office:value-type="string" office:string-value="ʌ̀" calcext:value-type="string">
            <text:p>ʌ̀</text:p>
          </table:table-cell>
          <table:table-cell table:formula="of:=[.$A27]&amp;[.E$1]" office:value-type="string" office:string-value="ʌ̄" calcext:value-type="string">
            <text:p>ʌ̄</text:p>
          </table:table-cell>
          <table:table-cell table:formula="of:=[.$A27]&amp;[.F$1]" office:value-type="string" office:string-value="ʌ́" calcext:value-type="string">
            <text:p>ʌ́</text:p>
          </table:table-cell>
          <table:table-cell table:formula="of:=[.$A27]&amp;[.G$1]" office:value-type="string" office:string-value="ʌ̋" calcext:value-type="string">
            <text:p>ʌ̋</text:p>
          </table:table-cell>
          <table:table-cell table:formula="of:=[.$A27]&amp;[.H$1]" office:value-type="string" office:string-value="ʌ̏" calcext:value-type="string">
            <text:p>ʌ̏</text:p>
          </table:table-cell>
          <table:table-cell table:formula="of:=[.$B$1]&amp;[.$B27]&amp;&quot;_&quot;&amp;[.D$2]&amp;&quot;] &gt; '&quot;&amp;[.$A27]&amp;&quot;' U_&quot;&amp;DEC2HEX(UNICODE([.D$1]);4)" office:value-type="string" office:string-value="&#10;+ [T_a3u_1] &gt; 'ʌ' U_0300" calcext:value-type="string">
            <text:p/>
            <text:p>+ [T_a3u_1] &gt; 'ʌ' U_0300</text:p>
          </table:table-cell>
          <table:table-cell table:formula="of:=[.$B$1]&amp;[.$B27]&amp;&quot;_&quot;&amp;[.E$2]&amp;&quot;] &gt; '&quot;&amp;[.$A27]&amp;&quot;' U_&quot;&amp;DEC2HEX(UNICODE([.E$1]);4)" office:value-type="string" office:string-value="&#10;+ [T_a3u_2] &gt; 'ʌ' U_0304" calcext:value-type="string">
            <text:p/>
            <text:p>+ [T_a3u_2] &gt; 'ʌ' U_0304</text:p>
          </table:table-cell>
          <table:table-cell table:formula="of:=[.$B$1]&amp;[.$B27]&amp;&quot;_&quot;&amp;[.F$2]&amp;&quot;] &gt; '&quot;&amp;[.$A27]&amp;&quot;' U_&quot;&amp;DEC2HEX(UNICODE([.F$1]);4)" office:value-type="string" office:string-value="&#10;+ [T_a3u_3] &gt; 'ʌ' U_0301" calcext:value-type="string">
            <text:p/>
            <text:p>+ [T_a3u_3] &gt; 'ʌ' U_0301</text:p>
          </table:table-cell>
          <table:table-cell table:formula="of:=[.$B$1]&amp;[.$B27]&amp;&quot;_&quot;&amp;[.G$2]&amp;&quot;] &gt; '&quot;&amp;[.$A27]&amp;&quot;' U_&quot;&amp;DEC2HEX(UNICODE([.G$1]);4)" office:value-type="string" office:string-value="&#10;+ [T_a3u_4] &gt; 'ʌ' U_030B" calcext:value-type="string">
            <text:p/>
            <text:p>+ [T_a3u_4] &gt; 'ʌ' U_030B</text:p>
          </table:table-cell>
          <table:table-cell table:formula="of:=[.$B$1]&amp;[.$B27]&amp;&quot;_&quot;&amp;[.H$2]&amp;&quot;] &gt; '&quot;&amp;[.$A27]&amp;&quot;' U_&quot;&amp;DEC2HEX(UNICODE([.H$1]);4)" office:value-type="string" office:string-value="&#10;+ [T_a3u_0] &gt; 'ʌ' U_030F" calcext:value-type="string">
            <text:p/>
            <text:p>+ [T_a3u_0] &gt; 'ʌ' U_030F</text:p>
          </table:table-cell>
          <table:table-cell office:value-type="string" calcext:value-type="string">
            <text:p>u</text:p>
          </table:table-cell>
          <table:table-cell table:formula="of:=IF([.$N27]=[.O$2];COM.MICROSOFT.TEXTJOIN(&quot;, &quot;;1;[.$R27:.$W27]);&quot;&quot;)">
            <text:p/>
          </table:table-cell>
          <table:table-cell table:formula="of:=IF([.$N27]=[.P$2];COM.MICROSOFT.TEXTJOIN(&quot;, &quot;;1;[.$R27:.$W27]);&quot;&quot;)" office:value-type="string" office:string-value="#default-U_028C, #vowels-U_028C" calcext:value-type="string">
            <text:p>#default-U_028C, #vowels-U_028C</text:p>
          </table:table-cell>
          <table:table-cell table:formula="of:=IF([.C27]=&quot;&quot;;&quot;U_&quot;&amp;DEC2HEX(UNICODE([.A27]);4);&quot;K_&quot;&amp;[.C27])" office:value-type="string" office:string-value="U_028C" calcext:value-type="string">
            <text:p>U_028C</text:p>
          </table:table-cell>
          <table:table-cell table:formula="of:=[.$T$1]&amp;[.R$2]&amp;&quot;-&quot;&amp;[.$Q27]&amp;[.$V$1]" office:value-type="string" office:string-value="#default-U_028C" calcext:value-type="string">
            <text:p>#default-U_028C</text:p>
          </table:table-cell>
          <table:table-cell table:formula="of:=[.$T$1]&amp;[.S$2]&amp;&quot;-&quot;&amp;[.$Q27]&amp;[.$V$1]" office:value-type="string" office:string-value="#vowels-U_028C" calcext:value-type="string">
            <text:p>#vowels-U_028C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ɔ</text:p>
          </table:table-cell>
          <table:table-cell office:value-type="string" calcext:value-type="string">
            <text:p>o3r</text:p>
          </table:table-cell>
          <table:table-cell/>
          <table:table-cell table:formula="of:=[.$A28]&amp;[.D$1]" office:value-type="string" office:string-value="ɔ̀" calcext:value-type="string">
            <text:p>ɔ̀</text:p>
          </table:table-cell>
          <table:table-cell table:formula="of:=[.$A28]&amp;[.E$1]" office:value-type="string" office:string-value="ɔ̄" calcext:value-type="string">
            <text:p>ɔ̄</text:p>
          </table:table-cell>
          <table:table-cell table:formula="of:=[.$A28]&amp;[.F$1]" office:value-type="string" office:string-value="ɔ́" calcext:value-type="string">
            <text:p>ɔ́</text:p>
          </table:table-cell>
          <table:table-cell table:formula="of:=[.$A28]&amp;[.G$1]" office:value-type="string" office:string-value="ɔ̋" calcext:value-type="string">
            <text:p>ɔ̋</text:p>
          </table:table-cell>
          <table:table-cell table:formula="of:=[.$A28]&amp;[.H$1]" office:value-type="string" office:string-value="ɔ̏" calcext:value-type="string">
            <text:p>ɔ̏</text:p>
          </table:table-cell>
          <table:table-cell table:formula="of:=[.$B$1]&amp;[.$B28]&amp;&quot;_&quot;&amp;[.D$2]&amp;&quot;] &gt; '&quot;&amp;[.$A28]&amp;&quot;' U_&quot;&amp;DEC2HEX(UNICODE([.D$1]);4)" office:value-type="string" office:string-value="&#10;+ [T_o3r_1] &gt; 'ɔ' U_0300" calcext:value-type="string">
            <text:p/>
            <text:p>+ [T_o3r_1] &gt; 'ɔ' U_0300</text:p>
          </table:table-cell>
          <table:table-cell table:formula="of:=[.$B$1]&amp;[.$B28]&amp;&quot;_&quot;&amp;[.E$2]&amp;&quot;] &gt; '&quot;&amp;[.$A28]&amp;&quot;' U_&quot;&amp;DEC2HEX(UNICODE([.E$1]);4)" office:value-type="string" office:string-value="&#10;+ [T_o3r_2] &gt; 'ɔ' U_0304" calcext:value-type="string">
            <text:p/>
            <text:p>+ [T_o3r_2] &gt; 'ɔ' U_0304</text:p>
          </table:table-cell>
          <table:table-cell table:formula="of:=[.$B$1]&amp;[.$B28]&amp;&quot;_&quot;&amp;[.F$2]&amp;&quot;] &gt; '&quot;&amp;[.$A28]&amp;&quot;' U_&quot;&amp;DEC2HEX(UNICODE([.F$1]);4)" office:value-type="string" office:string-value="&#10;+ [T_o3r_3] &gt; 'ɔ' U_0301" calcext:value-type="string">
            <text:p/>
            <text:p>+ [T_o3r_3] &gt; 'ɔ' U_0301</text:p>
          </table:table-cell>
          <table:table-cell table:formula="of:=[.$B$1]&amp;[.$B28]&amp;&quot;_&quot;&amp;[.G$2]&amp;&quot;] &gt; '&quot;&amp;[.$A28]&amp;&quot;' U_&quot;&amp;DEC2HEX(UNICODE([.G$1]);4)" office:value-type="string" office:string-value="&#10;+ [T_o3r_4] &gt; 'ɔ' U_030B" calcext:value-type="string">
            <text:p/>
            <text:p>+ [T_o3r_4] &gt; 'ɔ' U_030B</text:p>
          </table:table-cell>
          <table:table-cell table:formula="of:=[.$B$1]&amp;[.$B28]&amp;&quot;_&quot;&amp;[.H$2]&amp;&quot;] &gt; '&quot;&amp;[.$A28]&amp;&quot;' U_&quot;&amp;DEC2HEX(UNICODE([.H$1]);4)" office:value-type="string" office:string-value="&#10;+ [T_o3r_0] &gt; 'ɔ' U_030F" calcext:value-type="string">
            <text:p/>
            <text:p>+ [T_o3r_0] &gt; 'ɔ' U_030F</text:p>
          </table:table-cell>
          <table:table-cell office:value-type="string" calcext:value-type="string">
            <text:p>r</text:p>
          </table:table-cell>
          <table:table-cell table:formula="of:=IF([.$N28]=[.O$2];COM.MICROSOFT.TEXTJOIN(&quot;, &quot;;1;[.$R28:.$W28]);&quot;&quot;)" office:value-type="string" office:string-value="#default-U_0254, #vowels-U_0254" calcext:value-type="string">
            <text:p>#default-U_0254, #vowels-U_0254</text:p>
          </table:table-cell>
          <table:table-cell table:formula="of:=IF([.$N28]=[.P$2];COM.MICROSOFT.TEXTJOIN(&quot;, &quot;;1;[.$R28:.$W28]);&quot;&quot;)">
            <text:p/>
          </table:table-cell>
          <table:table-cell table:formula="of:=IF([.C28]=&quot;&quot;;&quot;U_&quot;&amp;DEC2HEX(UNICODE([.A28]);4);&quot;K_&quot;&amp;[.C28])" office:value-type="string" office:string-value="U_0254" calcext:value-type="string">
            <text:p>U_0254</text:p>
          </table:table-cell>
          <table:table-cell table:formula="of:=[.$T$1]&amp;[.R$2]&amp;&quot;-&quot;&amp;[.$Q28]&amp;[.$V$1]" office:value-type="string" office:string-value="#default-U_0254" calcext:value-type="string">
            <text:p>#default-U_0254</text:p>
          </table:table-cell>
          <table:table-cell table:formula="of:=[.$T$1]&amp;[.S$2]&amp;&quot;-&quot;&amp;[.$Q28]&amp;[.$V$1]" office:value-type="string" office:string-value="#vowels-U_0254" calcext:value-type="string">
            <text:p>#vowels-U_025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ɑ</text:p>
          </table:table-cell>
          <table:table-cell office:value-type="string" calcext:value-type="string">
            <text:p>a4u</text:p>
          </table:table-cell>
          <table:table-cell/>
          <table:table-cell table:formula="of:=[.$A29]&amp;[.D$1]" office:value-type="string" office:string-value="ɑ̀" calcext:value-type="string">
            <text:p>ɑ̀</text:p>
          </table:table-cell>
          <table:table-cell table:formula="of:=[.$A29]&amp;[.E$1]" office:value-type="string" office:string-value="ɑ̄" calcext:value-type="string">
            <text:p>ɑ̄</text:p>
          </table:table-cell>
          <table:table-cell table:formula="of:=[.$A29]&amp;[.F$1]" office:value-type="string" office:string-value="ɑ́" calcext:value-type="string">
            <text:p>ɑ́</text:p>
          </table:table-cell>
          <table:table-cell table:formula="of:=[.$A29]&amp;[.G$1]" office:value-type="string" office:string-value="ɑ̋" calcext:value-type="string">
            <text:p>ɑ̋</text:p>
          </table:table-cell>
          <table:table-cell table:formula="of:=[.$A29]&amp;[.H$1]" office:value-type="string" office:string-value="ɑ̏" calcext:value-type="string">
            <text:p>ɑ̏</text:p>
          </table:table-cell>
          <table:table-cell table:formula="of:=[.$B$1]&amp;[.$B29]&amp;&quot;_&quot;&amp;[.D$2]&amp;&quot;] &gt; '&quot;&amp;[.$A29]&amp;&quot;' U_&quot;&amp;DEC2HEX(UNICODE([.D$1]);4)" office:value-type="string" office:string-value="&#10;+ [T_a4u_1] &gt; 'ɑ' U_0300" calcext:value-type="string">
            <text:p/>
            <text:p>+ [T_a4u_1] &gt; 'ɑ' U_0300</text:p>
          </table:table-cell>
          <table:table-cell table:formula="of:=[.$B$1]&amp;[.$B29]&amp;&quot;_&quot;&amp;[.E$2]&amp;&quot;] &gt; '&quot;&amp;[.$A29]&amp;&quot;' U_&quot;&amp;DEC2HEX(UNICODE([.E$1]);4)" office:value-type="string" office:string-value="&#10;+ [T_a4u_2] &gt; 'ɑ' U_0304" calcext:value-type="string">
            <text:p/>
            <text:p>+ [T_a4u_2] &gt; 'ɑ' U_0304</text:p>
          </table:table-cell>
          <table:table-cell table:formula="of:=[.$B$1]&amp;[.$B29]&amp;&quot;_&quot;&amp;[.F$2]&amp;&quot;] &gt; '&quot;&amp;[.$A29]&amp;&quot;' U_&quot;&amp;DEC2HEX(UNICODE([.F$1]);4)" office:value-type="string" office:string-value="&#10;+ [T_a4u_3] &gt; 'ɑ' U_0301" calcext:value-type="string">
            <text:p/>
            <text:p>+ [T_a4u_3] &gt; 'ɑ' U_0301</text:p>
          </table:table-cell>
          <table:table-cell table:formula="of:=[.$B$1]&amp;[.$B29]&amp;&quot;_&quot;&amp;[.G$2]&amp;&quot;] &gt; '&quot;&amp;[.$A29]&amp;&quot;' U_&quot;&amp;DEC2HEX(UNICODE([.G$1]);4)" office:value-type="string" office:string-value="&#10;+ [T_a4u_4] &gt; 'ɑ' U_030B" calcext:value-type="string">
            <text:p/>
            <text:p>+ [T_a4u_4] &gt; 'ɑ' U_030B</text:p>
          </table:table-cell>
          <table:table-cell table:formula="of:=[.$B$1]&amp;[.$B29]&amp;&quot;_&quot;&amp;[.H$2]&amp;&quot;] &gt; '&quot;&amp;[.$A29]&amp;&quot;' U_&quot;&amp;DEC2HEX(UNICODE([.H$1]);4)" office:value-type="string" office:string-value="&#10;+ [T_a4u_0] &gt; 'ɑ' U_030F" calcext:value-type="string">
            <text:p/>
            <text:p>+ [T_a4u_0] &gt; 'ɑ' U_030F</text:p>
          </table:table-cell>
          <table:table-cell office:value-type="string" calcext:value-type="string">
            <text:p>u</text:p>
          </table:table-cell>
          <table:table-cell table:formula="of:=IF([.$N29]=[.O$2];COM.MICROSOFT.TEXTJOIN(&quot;, &quot;;1;[.$R29:.$W29]);&quot;&quot;)">
            <text:p/>
          </table:table-cell>
          <table:table-cell table:formula="of:=IF([.$N29]=[.P$2];COM.MICROSOFT.TEXTJOIN(&quot;, &quot;;1;[.$R29:.$W29]);&quot;&quot;)" office:value-type="string" office:string-value="#default-U_0251, #vowels-U_0251" calcext:value-type="string">
            <text:p>#default-U_0251, #vowels-U_0251</text:p>
          </table:table-cell>
          <table:table-cell table:formula="of:=IF([.C29]=&quot;&quot;;&quot;U_&quot;&amp;DEC2HEX(UNICODE([.A29]);4);&quot;K_&quot;&amp;[.C29])" office:value-type="string" office:string-value="U_0251" calcext:value-type="string">
            <text:p>U_0251</text:p>
          </table:table-cell>
          <table:table-cell table:formula="of:=[.$T$1]&amp;[.R$2]&amp;&quot;-&quot;&amp;[.$Q29]&amp;[.$V$1]" office:value-type="string" office:string-value="#default-U_0251" calcext:value-type="string">
            <text:p>#default-U_0251</text:p>
          </table:table-cell>
          <table:table-cell table:formula="of:=[.$T$1]&amp;[.S$2]&amp;&quot;-&quot;&amp;[.$Q29]&amp;[.$V$1]" office:value-type="string" office:string-value="#vowels-U_0251" calcext:value-type="string">
            <text:p>#vowels-U_025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ɒ</text:p>
          </table:table-cell>
          <table:table-cell office:value-type="string" calcext:value-type="string">
            <text:p>o4r</text:p>
          </table:table-cell>
          <table:table-cell/>
          <table:table-cell table:formula="of:=[.$A30]&amp;[.D$1]" office:value-type="string" office:string-value="ɒ̀" calcext:value-type="string">
            <text:p>ɒ̀</text:p>
          </table:table-cell>
          <table:table-cell table:formula="of:=[.$A30]&amp;[.E$1]" office:value-type="string" office:string-value="ɒ̄" calcext:value-type="string">
            <text:p>ɒ̄</text:p>
          </table:table-cell>
          <table:table-cell table:formula="of:=[.$A30]&amp;[.F$1]" office:value-type="string" office:string-value="ɒ́" calcext:value-type="string">
            <text:p>ɒ́</text:p>
          </table:table-cell>
          <table:table-cell table:formula="of:=[.$A30]&amp;[.G$1]" office:value-type="string" office:string-value="ɒ̋" calcext:value-type="string">
            <text:p>ɒ̋</text:p>
          </table:table-cell>
          <table:table-cell table:formula="of:=[.$A30]&amp;[.H$1]" office:value-type="string" office:string-value="ɒ̏" calcext:value-type="string">
            <text:p>ɒ̏</text:p>
          </table:table-cell>
          <table:table-cell table:formula="of:=[.$B$1]&amp;[.$B30]&amp;&quot;_&quot;&amp;[.D$2]&amp;&quot;] &gt; '&quot;&amp;[.$A30]&amp;&quot;' U_&quot;&amp;DEC2HEX(UNICODE([.D$1]);4)" office:value-type="string" office:string-value="&#10;+ [T_o4r_1] &gt; 'ɒ' U_0300" calcext:value-type="string">
            <text:p/>
            <text:p>+ [T_o4r_1] &gt; 'ɒ' U_0300</text:p>
          </table:table-cell>
          <table:table-cell table:formula="of:=[.$B$1]&amp;[.$B30]&amp;&quot;_&quot;&amp;[.E$2]&amp;&quot;] &gt; '&quot;&amp;[.$A30]&amp;&quot;' U_&quot;&amp;DEC2HEX(UNICODE([.E$1]);4)" office:value-type="string" office:string-value="&#10;+ [T_o4r_2] &gt; 'ɒ' U_0304" calcext:value-type="string">
            <text:p/>
            <text:p>+ [T_o4r_2] &gt; 'ɒ' U_0304</text:p>
          </table:table-cell>
          <table:table-cell table:formula="of:=[.$B$1]&amp;[.$B30]&amp;&quot;_&quot;&amp;[.F$2]&amp;&quot;] &gt; '&quot;&amp;[.$A30]&amp;&quot;' U_&quot;&amp;DEC2HEX(UNICODE([.F$1]);4)" office:value-type="string" office:string-value="&#10;+ [T_o4r_3] &gt; 'ɒ' U_0301" calcext:value-type="string">
            <text:p/>
            <text:p>+ [T_o4r_3] &gt; 'ɒ' U_0301</text:p>
          </table:table-cell>
          <table:table-cell table:formula="of:=[.$B$1]&amp;[.$B30]&amp;&quot;_&quot;&amp;[.G$2]&amp;&quot;] &gt; '&quot;&amp;[.$A30]&amp;&quot;' U_&quot;&amp;DEC2HEX(UNICODE([.G$1]);4)" office:value-type="string" office:string-value="&#10;+ [T_o4r_4] &gt; 'ɒ' U_030B" calcext:value-type="string">
            <text:p/>
            <text:p>+ [T_o4r_4] &gt; 'ɒ' U_030B</text:p>
          </table:table-cell>
          <table:table-cell table:formula="of:=[.$B$1]&amp;[.$B30]&amp;&quot;_&quot;&amp;[.H$2]&amp;&quot;] &gt; '&quot;&amp;[.$A30]&amp;&quot;' U_&quot;&amp;DEC2HEX(UNICODE([.H$1]);4)" office:value-type="string" office:string-value="&#10;+ [T_o4r_0] &gt; 'ɒ' U_030F" calcext:value-type="string">
            <text:p/>
            <text:p>+ [T_o4r_0] &gt; 'ɒ' U_030F</text:p>
          </table:table-cell>
          <table:table-cell office:value-type="string" calcext:value-type="string">
            <text:p>r</text:p>
          </table:table-cell>
          <table:table-cell table:formula="of:=IF([.$N30]=[.O$2];COM.MICROSOFT.TEXTJOIN(&quot;, &quot;;1;[.$R30:.$W30]);&quot;&quot;)" office:value-type="string" office:string-value="#default-U_0252, #vowels-U_0252" calcext:value-type="string">
            <text:p>#default-U_0252, #vowels-U_0252</text:p>
          </table:table-cell>
          <table:table-cell table:formula="of:=IF([.$N30]=[.P$2];COM.MICROSOFT.TEXTJOIN(&quot;, &quot;;1;[.$R30:.$W30]);&quot;&quot;)">
            <text:p/>
          </table:table-cell>
          <table:table-cell table:formula="of:=IF([.C30]=&quot;&quot;;&quot;U_&quot;&amp;DEC2HEX(UNICODE([.A30]);4);&quot;K_&quot;&amp;[.C30])" office:value-type="string" office:string-value="U_0252" calcext:value-type="string">
            <text:p>U_0252</text:p>
          </table:table-cell>
          <table:table-cell table:formula="of:=[.$T$1]&amp;[.R$2]&amp;&quot;-&quot;&amp;[.$Q30]&amp;[.$V$1]" office:value-type="string" office:string-value="#default-U_0252" calcext:value-type="string">
            <text:p>#default-U_0252</text:p>
          </table:table-cell>
          <table:table-cell table:formula="of:=[.$T$1]&amp;[.S$2]&amp;&quot;-&quot;&amp;[.$Q30]&amp;[.$V$1]" office:value-type="string" office:string-value="#vowels-U_0252" calcext:value-type="string">
            <text:p>#vowels-U_0252</text:p>
          </table:table-cell>
          <table:table-cell table:number-columns-repeated="3"/>
        </table:table-row>
        <table:table-row table:style-name="ro2">
          <table:table-cell table:number-columns-repeated="16"/>
          <table:table-cell table:formula="of:=IF([.C31]=&quot;&quot;;DEC2HEX(UNICODE([.A31]);4);&quot;K_&quot;&amp;[.C31])" office:value-type="string" office:string-value="" calcext:value-type="error">
            <text:p>Err:504</text:p>
          </table:table-cell>
          <table:table-cell table:number-columns-repeated="5"/>
        </table:table-row>
        <table:table-row table:style-name="ro2">
          <table:table-cell table:number-columns-repeated="16"/>
          <table:table-cell table:formula="of:=IF([.C32]=&quot;&quot;;DEC2HEX(UNICODE([.A32]);4);&quot;K_&quot;&amp;[.C32])" office:value-type="string" office:string-value="" calcext:value-type="error">
            <text:p>Err:504</text:p>
          </table:table-cell>
          <table:table-cell table:number-columns-repeated="5"/>
        </table:table-row>
        <table:table-row table:style-name="ro2">
          <table:table-cell table:number-columns-repeated="16"/>
          <table:table-cell table:formula="of:=IF([.C33]=&quot;&quot;;DEC2HEX(UNICODE([.A33]);4);&quot;K_&quot;&amp;[.C33])" office:value-type="string" office:string-value="" calcext:value-type="error">
            <text:p>Err:504</text:p>
          </table:table-cell>
          <table:table-cell table:number-columns-repeated="5"/>
        </table:table-row>
        <table:table-row table:style-name="ro2">
          <table:table-cell table:number-columns-repeated="16"/>
          <table:table-cell table:formula="of:=IF([.C34]=&quot;&quot;;DEC2HEX(UNICODE([.A34]);4);&quot;K_&quot;&amp;[.C34])" office:value-type="string" office:string-value="" calcext:value-type="error">
            <text:p>Err:504</text:p>
          </table:table-cell>
          <table:table-cell table:number-columns-repeated="5"/>
        </table:table-row>
        <table:table-row table:style-name="ro2">
          <table:table-cell table:number-columns-repeated="17"/>
          <table:table-cell table:formula="of:=COM.MICROSOFT.TEXTJOIN(&quot;, &quot;;1;[.R3:.U34])" office:value-type="string" office:string-value="#default-K_I, #vowels-K_I, #default-K_Y, #vowels-K_Y, #default-U_026A, #vowels-U_026A, #default-U_028F, #vowels-U_028F, #default-K_E, #vowels-K_E, #default-U_00F8, #vowels-U_00F8, #default-U_025B, #vowels-U_025B, #default-U_0153, #vowels-U_0153, #default-U_00E6, #vowels-U_00E6, #default-K_A, #vowels-K_A, #default-U_0276, #vowels-U_0276, #default-U_0268, #vowels-U_0268, #default-U_0289, #vowels-U_0289, #default-U_0258, #vowels-U_0258, #default-U_0275, #vowels-U_0275, #default-U_0259, #vowels-U_0259, #default-U_025C, #vowels-U_025C, #default-U_025E, #vowels-U_025E, #default-U_0250, #vowels-U_0250, #default-U_026F, #vowels-U_026F, #default-K_U, #vowels-K_U, #default-U_028A, #vowels-U_028A, #default-U_0264, #vowels-U_0264, #default-K_O, #vowels-K_O, #default-U_028C, #vowels-U_028C, #default-U_0254, #vowels-U_0254, #default-U_0251, #vowels-U_0251, #default-U_0252, #vowels-U_0252" calcext:value-type="string">
            <text:p>#default-K_I, #vowels-K_I, #default-K_Y, #vowels-K_Y, #default-U_026A, #vowels-U_026A, #default-U_028F, #vowels-U_028F, #default-K_E, #vowels-K_E, #default-U_00F8, #vowels-U_00F8, #default-U_025B, #vowels-U_025B, #default-U_0153, #vowels-U_0153, #default-U_00E6, #vowels-U_00E6, #default-K_A, #vowels-K_A, #default-U_0276, #vowels-U_0276, #default-U_0268, #vowels-U_0268, #default-U_0289, #vowels-U_0289, #default-U_0258, #vowels-U_0258, #default-U_0275, #vowels-U_0275, #default-U_0259, #vowels-U_0259, #default-U_025C, #vowels-U_025C, #default-U_025E, #vowels-U_025E, #default-U_0250, #vowels-U_0250, #default-U_026F, #vowels-U_026F, #default-K_U, #vowels-K_U, #default-U_028A, #vowels-U_028A, #default-U_0264, #vowels-U_0264, #default-K_O, #vowels-K_O, #default-U_028C, #vowels-U_028C, #default-U_0254, #vowels-U_0254, #default-U_0251, #vowels-U_0251, #default-U_0252, #vowels-U_0252</text:p>
          </table:table-cell>
          <table:table-cell table:number-columns-repeated="4"/>
        </table:table-row>
        <table:table-row table:style-name="ro4">
          <table:table-cell table:number-columns-repeated="8"/>
          <table:table-cell table:formula="of:=SUBSTITUTE(COM.MICROSOFT.TEXTJOIN(&quot;          &quot;;1;[.I3:.M30]);&quot;          &quot;;UNICODE(10))" office:value-type="string" office:string-value="&#10;+ [T_i_1] &gt; 'i' U_030049&#10;+ [T_i_2] &gt; 'i' U_030449&#10;+ [T_i_3] &gt; 'i' U_030149&#10;+ [T_i_4] &gt; 'i' U_030B49&#10;+ [T_i_0] &gt; 'i' U_030F49&#10;+ [T_y_1] &gt; 'y' U_030049&#10;+ [T_y_2] &gt; 'y' U_030449&#10;+ [T_y_3] &gt; 'y' U_030149&#10;+ [T_y_4] &gt; 'y' U_030B49&#10;+ [T_y_0] &gt; 'y' U_030F49&#10;+ [T_i1c_1] &gt; 'ɪ' U_030049&#10;+ [T_i1c_2] &gt; 'ɪ' U_030449&#10;+ [T_i1c_3] &gt; 'ɪ' U_030149&#10;+ [T_i1c_4] &gt; 'ɪ' U_030B49&#10;+ [T_i1c_0] &gt; 'ɪ' U_030F49&#10;+ [T_y1c_1] &gt; 'ʏ' U_030049&#10;+ [T_y1c_2] &gt; 'ʏ' U_030449&#10;+ [T_y1c_3] &gt; 'ʏ' U_030149&#10;+ [T_y1c_4] &gt; 'ʏ' U_030B49&#10;+ [T_y1c_0] &gt; 'ʏ' U_030F49&#10;+ [T_e_1] &gt; 'e' U_030049&#10;+ [T_e_2] &gt; 'e' U_030449&#10;+ [T_e_3] &gt; 'e' U_030149&#10;+ [T_e_4] &gt; 'e' U_030B49&#10;+ [T_e_0] &gt; 'e' U_030F49&#10;+ [T_o2r_1] &gt; 'ø' U_030049&#10;+ [T_o2r_2] &gt; 'ø' U_030449&#10;+ [T_o2r_3] &gt; 'ø' U_030149&#10;+ [T_o2r_4] &gt; 'ø' U_030B49&#10;+ [T_o2r_0] &gt; 'ø' U_030F49&#10;+ [T_e2_1] &gt; 'ɛ' U_030049&#10;+ [T_e2_2] &gt; 'ɛ' U_030449&#10;+ [T_e2_3] &gt; 'ɛ' U_030149&#10;+ [T_e2_4] &gt; 'ɛ' U_030B49&#10;+ [T_e2_0] &gt; 'ɛ' U_030F49&#10;+ [T_oe_1] &gt; 'œ' U_030049&#10;+ [T_oe_2] &gt; 'œ' U_030449&#10;+ [T_oe_3] &gt; 'œ' U_030149&#10;+ [T_oe_4] &gt; 'œ' U_030B49&#10;+ [T_oe_0] &gt; 'œ' U_030F49&#10;+ [T_ae_1] &gt; 'æ' U_030049&#10;+ [T_ae_2] &gt; 'æ' U_030449&#10;+ [T_ae_3] &gt; 'æ' U_030149&#10;+ [T_ae_4] &gt; 'æ' U_030B49&#10;+ [T_ae_0] &gt; 'æ' U_030F49&#10;+ [T_a_1] &gt; 'a' U_030049&#10;+ [T_a_2] &gt; 'a' U_030449&#10;+ [T_a_3] &gt; 'a' U_030149&#10;+ [T_a_4] &gt; 'a' U_030B49&#10;+ [T_a_0] &gt; 'a' U_030F49&#10;+ [T_oe4r_1] &gt; 'ɶ' U_030049&#10;+ [T_oe4r_2] &gt; 'ɶ' U_030449&#10;+ [T_oe4r_3] &gt; 'ɶ' U_030149&#10;+ [T_oe4r_4] &gt; 'ɶ' U_030B49&#10;+ [T_oe4r_0] &gt; 'ɶ' U_030F49&#10;+ [T_i1u_1] &gt; 'ɨ' U_030049&#10;+ [T_i1u_2] &gt; 'ɨ' U_030449&#10;+ [T_i1u_3] &gt; 'ɨ' U_030149&#10;+ [T_i1u_4] &gt; 'ɨ' U_030B49&#10;+ [T_i1u_0] &gt; 'ɨ' U_030F49&#10;+ [T_u1r_1] &gt; 'ʉ' U_030049&#10;+ [T_u1r_2] &gt; 'ʉ' U_030449&#10;+ [T_u1r_3] &gt; 'ʉ' U_030149&#10;+ [T_u1r_4] &gt; 'ʉ' U_030B49&#10;+ [T_u1r_0] &gt; 'ʉ' U_030F49&#10;+ [T_e2u_1] &gt; 'ɘ' U_030049&#10;+ [T_e2u_2] &gt; 'ɘ' U_030449&#10;+ [T_e2u_3] &gt; 'ɘ' U_030149&#10;+ [T_e2u_4] &gt; 'ɘ' U_030B49&#10;+ [T_e2u_0] &gt; 'ɘ' U_030F49&#10;+ [T_oe3_1] &gt; 'ɵ' U_030049&#10;+ [T_oe3_2] &gt; 'ɵ' U_030449&#10;+ [T_oe3_3] &gt; 'ɵ' U_030149&#10;+ [T_oe3_4] &gt; 'ɵ' U_030B49&#10;+ [T_oe3_0] &gt; 'ɵ' U_030F49&#10;+ [T_e2c_1] &gt; 'ə' U_030049&#10;+ [T_e2c_2] &gt; 'ə' U_030449&#10;+ [T_e2c_3] &gt; 'ə' U_030149&#10;+ [T_e2c_4] &gt; 'ə' U_030B49&#10;+ [T_e2c_0] &gt; 'ə' U_030F49&#10;+ [T_e3u_1] &gt; 'ɜ' U_030049&#10;+ [T_e3u_2] &gt; 'ɜ' U_030449&#10;+ [T_e3u_3] &gt; 'ɜ' U_030149&#10;+ [T_e3u_4] &gt; 'ɜ' U_030B49&#10;+ [T_e3u_0] &gt; 'ɜ' U_030F49&#10;+ [T_oe3r_1] &gt; 'ɞ' U_030049&#10;+ [T_oe3r_2] &gt; 'ɞ' U_030449&#10;+ [T_oe3r_3] &gt; 'ɞ' U_030149&#10;+ [T_oe3r_4] &gt; 'ɞ' U_030B49&#10;+ [T_oe3r_0] &gt; 'ɞ' U_030F49&#10;+ [T_a3c_1] &gt; 'ɐ' U_030049&#10;+ [T_a3c_2] &gt; 'ɐ' U_030449&#10;+ [T_a3c_3] &gt; 'ɐ' U_030149&#10;+ [T_a3c_4] &gt; 'ɐ' U_030B49&#10;+ [T_a3c_0] &gt; 'ɐ' U_030F49&#10;+ [T_u1u_1] &gt; 'ɯ' U_030049&#10;+ [T_u1u_2] &gt; 'ɯ' U_030449&#10;+ [T_u1u_3] &gt; 'ɯ' U_030149&#10;+ [T_u1u_4] &gt; 'ɯ' U_030B49&#10;+ [T_u1u_0] &gt; 'ɯ' U_030F49&#10;+ [T_u_1] &gt; 'u' U_030049&#10;+ [T_u_2] &gt; 'u' U_030449&#10;+ [T_u_3] &gt; 'u' U_030149&#10;+ [T_u_4] &gt; 'u' U_030B49&#10;+ [T_u_0] &gt; 'u' U_030F49&#10;+ [T_uc_1] &gt; 'ʊ' U_030049&#10;+ [T_uc_2] &gt; 'ʊ' U_030449&#10;+ [T_uc_3] &gt; 'ʊ' U_030149&#10;+ [T_uc_4] &gt; 'ʊ' U_030B49&#10;+ [T_uc_0] &gt; 'ʊ' U_030F49&#10;+ [T_o2u_1] &gt; 'ɤ' U_030049&#10;+ [T_o2u_2] &gt; 'ɤ' U_030449&#10;+ [T_o2u_3] &gt; 'ɤ' U_030149&#10;+ [T_o2u_4] &gt; 'ɤ' U_030B49&#10;+ [T_o2u_0] &gt; 'ɤ' U_030F49&#10;+ [T_o_1] &gt; 'o' U_030049&#10;+ [T_o_2] &gt; 'o' U_030449&#10;+ [T_o_3] &gt; 'o' U_030149&#10;+ [T_o_4] &gt; 'o' U_030B49&#10;+ [T_o_0] &gt; 'o' U_030F49&#10;+ [T_a3u_1] &gt; 'ʌ' U_030049&#10;+ [T_a3u_2] &gt; 'ʌ' U_030449&#10;+ [T_a3u_3] &gt; 'ʌ' U_030149&#10;+ [T_a3u_4] &gt; 'ʌ' U_030B49&#10;+ [T_a3u_0] &gt; 'ʌ' U_030F49&#10;+ [T_o3r_1] &gt; 'ɔ' U_030049&#10;+ [T_o3r_2] &gt; 'ɔ' U_030449&#10;+ [T_o3r_3] &gt; 'ɔ' U_030149&#10;+ [T_o3r_4] &gt; 'ɔ' U_030B49&#10;+ [T_o3r_0] &gt; 'ɔ' U_030F49&#10;+ [T_a4u_1] &gt; 'ɑ' U_030049&#10;+ [T_a4u_2] &gt; 'ɑ' U_030449&#10;+ [T_a4u_3] &gt; 'ɑ' U_030149&#10;+ [T_a4u_4] &gt; 'ɑ' U_030B49&#10;+ [T_a4u_0] &gt; 'ɑ' U_030F49&#10;+ [T_o4r_1] &gt; 'ɒ' U_030049&#10;+ [T_o4r_2] &gt; 'ɒ' U_030449&#10;+ [T_o4r_3] &gt; 'ɒ' U_030149&#10;+ [T_o4r_4] &gt; 'ɒ' U_030B49&#10;+ [T_o4r_0] &gt; 'ɒ' U_030F" calcext:value-type="string">
            <text:p/>
            <text:p>+ [T_i_1] &gt; 'i' U_030049</text:p>
            <text:p>+ [T_i_2] &gt; 'i' U_030449</text:p>
            <text:p>+ [T_i_3] &gt; 'i' U_030149</text:p>
            <text:p>+ [T_i_4] &gt; 'i' U_030B49</text:p>
            <text:p>+ [T_i_0] &gt; 'i' U_030F49</text:p>
            <text:p>+ [T_y_1] &gt; 'y' U_030049</text:p>
            <text:p>+ [T_y_2] &gt; 'y' U_030449</text:p>
            <text:p>+ [T_y_3] &gt; 'y' U_030149</text:p>
            <text:p>+ [T_y_4] &gt; 'y' U_030B49</text:p>
            <text:p>+ [T_y_0] &gt; 'y' U_030F49</text:p>
            <text:p>+ [T_i1c_1] &gt; 'ɪ' U_030049</text:p>
            <text:p>+ [T_i1c_2] &gt; 'ɪ' U_030449</text:p>
            <text:p>+ [T_i1c_3] &gt; 'ɪ' U_030149</text:p>
            <text:p>+ [T_i1c_4] &gt; 'ɪ' U_030B49</text:p>
            <text:p>+ [T_i1c_0] &gt; 'ɪ' U_030F49</text:p>
            <text:p>+ [T_y1c_1] &gt; 'ʏ' U_030049</text:p>
            <text:p>+ [T_y1c_2] &gt; 'ʏ' U_030449</text:p>
            <text:p>+ [T_y1c_3] &gt; 'ʏ' U_030149</text:p>
            <text:p>+ [T_y1c_4] &gt; 'ʏ' U_030B49</text:p>
            <text:p>+ [T_y1c_0] &gt; 'ʏ' U_030F49</text:p>
            <text:p>+ [T_e_1] &gt; 'e' U_030049</text:p>
            <text:p>+ [T_e_2] &gt; 'e' U_030449</text:p>
            <text:p>+ [T_e_3] &gt; 'e' U_030149</text:p>
            <text:p>+ [T_e_4] &gt; 'e' U_030B49</text:p>
            <text:p>+ [T_e_0] &gt; 'e' U_030F49</text:p>
            <text:p>+ [T_o2r_1] &gt; 'ø' U_030049</text:p>
            <text:p>+ [T_o2r_2] &gt; 'ø' U_030449</text:p>
            <text:p>+ [T_o2r_3] &gt; 'ø' U_030149</text:p>
            <text:p>+ [T_o2r_4] &gt; 'ø' U_030B49</text:p>
            <text:p>+ [T_o2r_0] &gt; 'ø' U_030F49</text:p>
            <text:p>+ [T_e2_1] &gt; 'ɛ' U_030049</text:p>
            <text:p>+ [T_e2_2] &gt; 'ɛ' U_030449</text:p>
            <text:p>+ [T_e2_3] &gt; 'ɛ' U_030149</text:p>
            <text:p>+ [T_e2_4] &gt; 'ɛ' U_030B49</text:p>
            <text:p>+ [T_e2_0] &gt; 'ɛ' U_030F49</text:p>
            <text:p>+ [T_oe_1] &gt; 'œ' U_030049</text:p>
            <text:p>+ [T_oe_2] &gt; 'œ' U_030449</text:p>
            <text:p>+ [T_oe_3] &gt; 'œ' U_030149</text:p>
            <text:p>+ [T_oe_4] &gt; 'œ' U_030B49</text:p>
            <text:p>+ [T_oe_0] &gt; 'œ' U_030F49</text:p>
            <text:p>+ [T_ae_1] &gt; 'æ' U_030049</text:p>
            <text:p>+ [T_ae_2] &gt; 'æ' U_030449</text:p>
            <text:p>+ [T_ae_3] &gt; 'æ' U_030149</text:p>
            <text:p>+ [T_ae_4] &gt; 'æ' U_030B49</text:p>
            <text:p>+ [T_ae_0] &gt; 'æ' U_030F49</text:p>
            <text:p>+ [T_a_1] &gt; 'a' U_030049</text:p>
            <text:p>+ [T_a_2] &gt; 'a' U_030449</text:p>
            <text:p>+ [T_a_3] &gt; 'a' U_030149</text:p>
            <text:p>+ [T_a_4] &gt; 'a' U_030B49</text:p>
            <text:p>+ [T_a_0] &gt; 'a' U_030F49</text:p>
            <text:p>+ [T_oe4r_1] &gt; 'ɶ' U_030049</text:p>
            <text:p>+ [T_oe4r_2] &gt; 'ɶ' U_030449</text:p>
            <text:p>+ [T_oe4r_3] &gt; 'ɶ' U_030149</text:p>
            <text:p>+ [T_oe4r_4] &gt; 'ɶ' U_030B49</text:p>
            <text:p>+ [T_oe4r_0] &gt; 'ɶ' U_030F49</text:p>
            <text:p>+ [T_i1u_1] &gt; 'ɨ' U_030049</text:p>
            <text:p>+ [T_i1u_2] &gt; 'ɨ' U_030449</text:p>
            <text:p>+ [T_i1u_3] &gt; 'ɨ' U_030149</text:p>
            <text:p>+ [T_i1u_4] &gt; 'ɨ' U_030B49</text:p>
            <text:p>+ [T_i1u_0] &gt; 'ɨ' U_030F49</text:p>
            <text:p>+ [T_u1r_1] &gt; 'ʉ' U_030049</text:p>
            <text:p>+ [T_u1r_2] &gt; 'ʉ' U_030449</text:p>
            <text:p>+ [T_u1r_3] &gt; 'ʉ' U_030149</text:p>
            <text:p>+ [T_u1r_4] &gt; 'ʉ' U_030B49</text:p>
            <text:p>+ [T_u1r_0] &gt; 'ʉ' U_030F49</text:p>
            <text:p>+ [T_e2u_1] &gt; 'ɘ' U_030049</text:p>
            <text:p>+ [T_e2u_2] &gt; 'ɘ' U_030449</text:p>
            <text:p>+ [T_e2u_3] &gt; 'ɘ' U_030149</text:p>
            <text:p>+ [T_e2u_4] &gt; 'ɘ' U_030B49</text:p>
            <text:p>+ [T_e2u_0] &gt; 'ɘ' U_030F49</text:p>
            <text:p>+ [T_oe3_1] &gt; 'ɵ' U_030049</text:p>
            <text:p>+ [T_oe3_2] &gt; 'ɵ' U_030449</text:p>
            <text:p>+ [T_oe3_3] &gt; 'ɵ' U_030149</text:p>
            <text:p>+ [T_oe3_4] &gt; 'ɵ' U_030B49</text:p>
            <text:p>+ [T_oe3_0] &gt; 'ɵ' U_030F49</text:p>
            <text:p>+ [T_e2c_1] &gt; 'ə' U_030049</text:p>
            <text:p>+ [T_e2c_2] &gt; 'ə' U_030449</text:p>
            <text:p>+ [T_e2c_3] &gt; 'ə' U_030149</text:p>
            <text:p>+ [T_e2c_4] &gt; 'ə' U_030B49</text:p>
            <text:p>+ [T_e2c_0] &gt; 'ə' U_030F49</text:p>
            <text:p>+ [T_e3u_1] &gt; 'ɜ' U_030049</text:p>
            <text:p>+ [T_e3u_2] &gt; 'ɜ' U_030449</text:p>
            <text:p>+ [T_e3u_3] &gt; 'ɜ' U_030149</text:p>
            <text:p>+ [T_e3u_4] &gt; 'ɜ' U_030B49</text:p>
            <text:p>+ [T_e3u_0] &gt; 'ɜ' U_030F49</text:p>
            <text:p>+ [T_oe3r_1] &gt; 'ɞ' U_030049</text:p>
            <text:p>+ [T_oe3r_2] &gt; 'ɞ' U_030449</text:p>
            <text:p>+ [T_oe3r_3] &gt; 'ɞ' U_030149</text:p>
            <text:p>+ [T_oe3r_4] &gt; 'ɞ' U_030B49</text:p>
            <text:p>+ [T_oe3r_0] &gt; 'ɞ' U_030F49</text:p>
            <text:p>+ [T_a3c_1] &gt; 'ɐ' U_030049</text:p>
            <text:p>+ [T_a3c_2] &gt; 'ɐ' U_030449</text:p>
            <text:p>+ [T_a3c_3] &gt; 'ɐ' U_030149</text:p>
            <text:p>+ [T_a3c_4] &gt; 'ɐ' U_030B49</text:p>
            <text:p>+ [T_a3c_0] &gt; 'ɐ' U_030F49</text:p>
            <text:p>+ [T_u1u_1] &gt; 'ɯ' U_030049</text:p>
            <text:p>+ [T_u1u_2] &gt; 'ɯ' U_030449</text:p>
            <text:p>+ [T_u1u_3] &gt; 'ɯ' U_030149</text:p>
            <text:p>+ [T_u1u_4] &gt; 'ɯ' U_030B49</text:p>
            <text:p>+ [T_u1u_0] &gt; 'ɯ' U_030F49</text:p>
            <text:p>+ [T_u_1] &gt; 'u' U_030049</text:p>
            <text:p>+ [T_u_2] &gt; 'u' U_030449</text:p>
            <text:p>+ [T_u_3] &gt; 'u' U_030149</text:p>
            <text:p>+ [T_u_4] &gt; 'u' U_030B49</text:p>
            <text:p>+ [T_u_0] &gt; 'u' U_030F49</text:p>
            <text:p>+ [T_uc_1] &gt; 'ʊ' U_030049</text:p>
            <text:p>+ [T_uc_2] &gt; 'ʊ' U_030449</text:p>
            <text:p>+ [T_uc_3] &gt; 'ʊ' U_030149</text:p>
            <text:p>+ [T_uc_4] &gt; 'ʊ' U_030B49</text:p>
            <text:p>+ [T_uc_0] &gt; 'ʊ' U_030F49</text:p>
            <text:p>+ [T_o2u_1] &gt; 'ɤ' U_030049</text:p>
            <text:p>+ [T_o2u_2] &gt; 'ɤ' U_030449</text:p>
            <text:p>+ [T_o2u_3] &gt; 'ɤ' U_030149</text:p>
            <text:p>+ [T_o2u_4] &gt; 'ɤ' U_030B49</text:p>
            <text:p>+ [T_o2u_0] &gt; 'ɤ' U_030F49</text:p>
            <text:p>+ [T_o_1] &gt; 'o' U_030049</text:p>
            <text:p>+ [T_o_2] &gt; 'o' U_030449</text:p>
            <text:p>+ [T_o_3] &gt; 'o' U_030149</text:p>
            <text:p>+ [T_o_4] &gt; 'o' U_030B49</text:p>
            <text:p>+ [T_o_0] &gt; 'o' U_030F49</text:p>
            <text:p>+ [T_a3u_1] &gt; 'ʌ' U_030049</text:p>
            <text:p>+ [T_a3u_2] &gt; 'ʌ' U_030449</text:p>
            <text:p>+ [T_a3u_3] &gt; 'ʌ' U_030149</text:p>
            <text:p>+ [T_a3u_4] &gt; 'ʌ' U_030B49</text:p>
            <text:p>+ [T_a3u_0] &gt; 'ʌ' U_030F49</text:p>
            <text:p>+ [T_o3r_1] &gt; 'ɔ' U_030049</text:p>
            <text:p>+ [T_o3r_2] &gt; 'ɔ' U_030449</text:p>
            <text:p>+ [T_o3r_3] &gt; 'ɔ' U_030149</text:p>
            <text:p>+ [T_o3r_4] &gt; 'ɔ' U_030B49</text:p>
            <text:p>+ [T_o3r_0] &gt; 'ɔ' U_030F49</text:p>
            <text:p>+ [T_a4u_1] &gt; 'ɑ' U_030049</text:p>
            <text:p>+ [T_a4u_2] &gt; 'ɑ' U_030449</text:p>
            <text:p>+ [T_a4u_3] &gt; 'ɑ' U_030149</text:p>
            <text:p>+ [T_a4u_4] &gt; 'ɑ' U_030B49</text:p>
            <text:p>+ [T_a4u_0] &gt; 'ɑ' U_030F49</text:p>
            <text:p>+ [T_o4r_1] &gt; 'ɒ' U_030049</text:p>
            <text:p>+ [T_o4r_2] &gt; 'ɒ' U_030449</text:p>
            <text:p>+ [T_o4r_3] &gt; 'ɒ' U_030149</text:p>
            <text:p>+ [T_o4r_4] &gt; 'ɒ' U_030B49</text:p>
            <text:p>+ [T_o4r_0] &gt; 'ɒ' U_030F</text:p>
          </table:table-cell>
          <table:table-cell table:number-columns-repeated="5"/>
          <table:table-cell table:formula="of:=COM.MICROSOFT.TEXTJOIN(&quot;, &quot;;1;[.O3:.O35])" office:value-type="string" office:string-value="#default-K_Y, #vowels-K_Y, #default-U_028F, #vowels-U_028F, #default-U_00F8, #vowels-U_00F8, #default-U_0153, #vowels-U_0153, #default-U_0276, #vowels-U_0276, #default-U_0289, #vowels-U_0289, #default-U_0275, #vowels-U_0275, #default-U_025E, #vowels-U_025E, #default-K_U, #vowels-K_U, #default-U_028A, #vowels-U_028A, #default-K_O, #vowels-K_O, #default-U_0254, #vowels-U_0254, #default-U_0252, #vowels-U_0252" calcext:value-type="string">
            <text:p>#default-K_Y, #vowels-K_Y, #default-U_028F, #vowels-U_028F, #default-U_00F8, #vowels-U_00F8, #default-U_0153, #vowels-U_0153, #default-U_0276, #vowels-U_0276, #default-U_0289, #vowels-U_0289, #default-U_0275, #vowels-U_0275, #default-U_025E, #vowels-U_025E, #default-K_U, #vowels-K_U, #default-U_028A, #vowels-U_028A, #default-K_O, #vowels-K_O, #default-U_0254, #vowels-U_0254, #default-U_0252, #vowels-U_0252</text:p>
          </table:table-cell>
          <table:table-cell table:formula="of:=COM.MICROSOFT.TEXTJOIN(&quot;, &quot;;1;[.P3:.P35])" office:value-type="string" office:string-value="#default-K_I, #vowels-K_I, #default-U_026A, #vowels-U_026A, #default-K_E, #vowels-K_E, #default-U_025B, #vowels-U_025B, #default-U_00E6, #vowels-U_00E6, #default-K_A, #vowels-K_A, #default-U_0268, #vowels-U_0268, #default-U_0258, #vowels-U_0258, #default-U_025C, #vowels-U_025C, #default-U_026F, #vowels-U_026F, #default-U_0264, #vowels-U_0264, #default-U_028C, #vowels-U_028C, #default-U_0251, #vowels-U_0251" calcext:value-type="string">
            <text:p>#default-K_I, #vowels-K_I, #default-U_026A, #vowels-U_026A, #default-K_E, #vowels-K_E, #default-U_025B, #vowels-U_025B, #default-U_00E6, #vowels-U_00E6, #default-K_A, #vowels-K_A, #default-U_0268, #vowels-U_0268, #default-U_0258, #vowels-U_0258, #default-U_025C, #vowels-U_025C, #default-U_026F, #vowels-U_026F, #default-U_0264, #vowels-U_0264, #default-U_028C, #vowels-U_028C, #default-U_0251, #vowels-U_0251</text:p>
          </table:table-cell>
          <table:table-cell table:number-columns-repeated="6"/>
        </table:table-row>
        <table:table-row table:style-name="ro2" table:number-rows-repeated="1048539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consonants" table:style-name="ta1">
        <table:table-column table:style-name="co10" table:default-cell-style-name="Default"/>
        <table:table-column table:style-name="co13" table:number-columns-repeated="16" table:default-cell-style-name="Default"/>
        <table:table-row table:style-name="ro2">
          <table:table-cell table:number-columns-repeated="17"/>
        </table:table-row>
        <table:table-row table:style-name="ro2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m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ʙ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/>
          <table:table-cell office:value-type="string" calcext:value-type="string">
            <text:p>ɸ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ʂ</text:p>
          </table:table-cell>
          <table:table-cell office:value-type="string" calcext:value-type="string">
            <text:p>ʐ</text:p>
          </table:table-cell>
          <table:table-cell office:value-type="string" calcext:value-type="string">
            <text:p>ç</text:p>
          </table:table-cell>
          <table:table-cell office:value-type="string" calcext:value-type="string">
            <text:p>ʝ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ɣ</text:p>
          </table:table-cell>
        </table:table-row>
      </table:table>
      <table:table table:name="Sheet3" table:style-name="ta1">
        <table:table-column table:style-name="co10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41:36.9399944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Rowbory</meta:initial-creator>
    <meta:creation-date>2024-06-14T11:59:14.702189268</meta:creation-date>
    <dc:date>2024-06-24T22:53:31.691568726</dc:date>
    <dc:creator>David Rowbory</dc:creator>
    <meta:editing-duration>P3DT7H57M3S</meta:editing-duration>
    <meta:editing-cycles>16</meta:editing-cycles>
    <meta:generator>LibreOffice/24.2.4.2$MacOSX_X86_64 LibreOffice_project/51a6219feb6075d9a4c46691dcfe0cd9c4fff3c2</meta:generator>
    <meta:document-statistic meta:table-count="3" meta:cell-count="559" meta:object-count="0"/>
  </office:meta>
</office:document-meta>
</file>